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2.28mm" svg:height="172.34mm" svg:x="46.32mm" svg:y="1.13mm">
            <loext:p draw:notify-on-update-of-ranges="Sheet1.A1:Sheet1.A201 Sheet1.B1:Sheet1.B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table:formula="of:=1-EXP([.M$2]*([.A1]-[.M$1]))/(EXP([.M$2]*([.A1]-[.M$1]))+1)" office:value-type="float" office:value="1" calcext:value-type="float">
            <text:p>1</text:p>
          </table:table-cell>
          <table:table-cell table:number-columns-repeated="10"/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[.A1]+0.01" office:value-type="float" office:value="-0.99" calcext:value-type="float">
            <text:p>-0.99</text:p>
          </table:table-cell>
          <table:table-cell table:formula="of:=1-EXP([.M$2]*([.A2]-[.M$1]))/(EXP([.M$2]*([.A2]-[.M$1]))+1)" office:value-type="float" office:value="1" calcext:value-type="float">
            <text:p>1</text:p>
          </table:table-cell>
          <table:table-cell table:number-columns-repeated="10"/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2]+0.01" office:value-type="float" office:value="-0.98" calcext:value-type="float">
            <text:p>-0.98</text:p>
          </table:table-cell>
          <table:table-cell table:formula="of:=1-EXP([.M$2]*([.A3]-[.M$1]))/(EXP([.M$2]*([.A3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3]+0.01" office:value-type="float" office:value="-0.97" calcext:value-type="float">
            <text:p>-0.97</text:p>
          </table:table-cell>
          <table:table-cell table:formula="of:=1-EXP([.M$2]*([.A4]-[.M$1]))/(EXP([.M$2]*([.A4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4]+0.01" office:value-type="float" office:value="-0.96" calcext:value-type="float">
            <text:p>-0.96</text:p>
          </table:table-cell>
          <table:table-cell table:formula="of:=1-EXP([.M$2]*([.A5]-[.M$1]))/(EXP([.M$2]*([.A5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5]+0.01" office:value-type="float" office:value="-0.95" calcext:value-type="float">
            <text:p>-0.95</text:p>
          </table:table-cell>
          <table:table-cell table:formula="of:=1-EXP([.M$2]*([.A6]-[.M$1]))/(EXP([.M$2]*([.A6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6]+0.01" office:value-type="float" office:value="-0.94" calcext:value-type="float">
            <text:p>-0.94</text:p>
          </table:table-cell>
          <table:table-cell table:formula="of:=1-EXP([.M$2]*([.A7]-[.M$1]))/(EXP([.M$2]*([.A7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7]+0.01" office:value-type="float" office:value="-0.93" calcext:value-type="float">
            <text:p>-0.93</text:p>
          </table:table-cell>
          <table:table-cell table:formula="of:=1-EXP([.M$2]*([.A8]-[.M$1]))/(EXP([.M$2]*([.A8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8]+0.01" office:value-type="float" office:value="-0.92" calcext:value-type="float">
            <text:p>-0.92</text:p>
          </table:table-cell>
          <table:table-cell table:formula="of:=1-EXP([.M$2]*([.A9]-[.M$1]))/(EXP([.M$2]*([.A9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9]+0.01" office:value-type="float" office:value="-0.91" calcext:value-type="float">
            <text:p>-0.91</text:p>
          </table:table-cell>
          <table:table-cell table:formula="of:=1-EXP([.M$2]*([.A10]-[.M$1]))/(EXP([.M$2]*([.A10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0]+0.01" office:value-type="float" office:value="-0.9" calcext:value-type="float">
            <text:p>-0.9</text:p>
          </table:table-cell>
          <table:table-cell table:formula="of:=1-EXP([.M$2]*([.A11]-[.M$1]))/(EXP([.M$2]*([.A11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1]+0.01" office:value-type="float" office:value="-0.89" calcext:value-type="float">
            <text:p>-0.89</text:p>
          </table:table-cell>
          <table:table-cell table:formula="of:=1-EXP([.M$2]*([.A12]-[.M$1]))/(EXP([.M$2]*([.A12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2]+0.01" office:value-type="float" office:value="-0.88" calcext:value-type="float">
            <text:p>-0.88</text:p>
          </table:table-cell>
          <table:table-cell table:formula="of:=1-EXP([.M$2]*([.A13]-[.M$1]))/(EXP([.M$2]*([.A13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3]+0.01" office:value-type="float" office:value="-0.87" calcext:value-type="float">
            <text:p>-0.87</text:p>
          </table:table-cell>
          <table:table-cell table:formula="of:=1-EXP([.M$2]*([.A14]-[.M$1]))/(EXP([.M$2]*([.A14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4]+0.01" office:value-type="float" office:value="-0.86" calcext:value-type="float">
            <text:p>-0.86</text:p>
          </table:table-cell>
          <table:table-cell table:formula="of:=1-EXP([.M$2]*([.A15]-[.M$1]))/(EXP([.M$2]*([.A15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5]+0.01" office:value-type="float" office:value="-0.85" calcext:value-type="float">
            <text:p>-0.85</text:p>
          </table:table-cell>
          <table:table-cell table:formula="of:=1-EXP([.M$2]*([.A16]-[.M$1]))/(EXP([.M$2]*([.A16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6]+0.01" office:value-type="float" office:value="-0.84" calcext:value-type="float">
            <text:p>-0.84</text:p>
          </table:table-cell>
          <table:table-cell table:formula="of:=1-EXP([.M$2]*([.A17]-[.M$1]))/(EXP([.M$2]*([.A17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7]+0.01" office:value-type="float" office:value="-0.83" calcext:value-type="float">
            <text:p>-0.83</text:p>
          </table:table-cell>
          <table:table-cell table:formula="of:=1-EXP([.M$2]*([.A18]-[.M$1]))/(EXP([.M$2]*([.A18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8]+0.01" office:value-type="float" office:value="-0.82" calcext:value-type="float">
            <text:p>-0.82</text:p>
          </table:table-cell>
          <table:table-cell table:formula="of:=1-EXP([.M$2]*([.A19]-[.M$1]))/(EXP([.M$2]*([.A19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9]+0.01" office:value-type="float" office:value="-0.81" calcext:value-type="float">
            <text:p>-0.81</text:p>
          </table:table-cell>
          <table:table-cell table:formula="of:=1-EXP([.M$2]*([.A20]-[.M$1]))/(EXP([.M$2]*([.A20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0]+0.01" office:value-type="float" office:value="-0.8" calcext:value-type="float">
            <text:p>-0.8</text:p>
          </table:table-cell>
          <table:table-cell table:formula="of:=1-EXP([.M$2]*([.A21]-[.M$1]))/(EXP([.M$2]*([.A21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1]+0.01" office:value-type="float" office:value="-0.79" calcext:value-type="float">
            <text:p>-0.79</text:p>
          </table:table-cell>
          <table:table-cell table:formula="of:=1-EXP([.M$2]*([.A22]-[.M$1]))/(EXP([.M$2]*([.A22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2]+0.01" office:value-type="float" office:value="-0.78" calcext:value-type="float">
            <text:p>-0.78</text:p>
          </table:table-cell>
          <table:table-cell table:formula="of:=1-EXP([.M$2]*([.A23]-[.M$1]))/(EXP([.M$2]*([.A23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3]+0.01" office:value-type="float" office:value="-0.77" calcext:value-type="float">
            <text:p>-0.77</text:p>
          </table:table-cell>
          <table:table-cell table:formula="of:=1-EXP([.M$2]*([.A24]-[.M$1]))/(EXP([.M$2]*([.A24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4]+0.01" office:value-type="float" office:value="-0.76" calcext:value-type="float">
            <text:p>-0.76</text:p>
          </table:table-cell>
          <table:table-cell table:formula="of:=1-EXP([.M$2]*([.A25]-[.M$1]))/(EXP([.M$2]*([.A25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5]+0.01" office:value-type="float" office:value="-0.75" calcext:value-type="float">
            <text:p>-0.75</text:p>
          </table:table-cell>
          <table:table-cell table:formula="of:=1-EXP([.M$2]*([.A26]-[.M$1]))/(EXP([.M$2]*([.A26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6]+0.01" office:value-type="float" office:value="-0.74" calcext:value-type="float">
            <text:p>-0.74</text:p>
          </table:table-cell>
          <table:table-cell table:formula="of:=1-EXP([.M$2]*([.A27]-[.M$1]))/(EXP([.M$2]*([.A27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7]+0.01" office:value-type="float" office:value="-0.73" calcext:value-type="float">
            <text:p>-0.73</text:p>
          </table:table-cell>
          <table:table-cell table:formula="of:=1-EXP([.M$2]*([.A28]-[.M$1]))/(EXP([.M$2]*([.A28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8]+0.01" office:value-type="float" office:value="-0.72" calcext:value-type="float">
            <text:p>-0.72</text:p>
          </table:table-cell>
          <table:table-cell table:formula="of:=1-EXP([.M$2]*([.A29]-[.M$1]))/(EXP([.M$2]*([.A29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9]+0.01" office:value-type="float" office:value="-0.71" calcext:value-type="float">
            <text:p>-0.71</text:p>
          </table:table-cell>
          <table:table-cell table:formula="of:=1-EXP([.M$2]*([.A30]-[.M$1]))/(EXP([.M$2]*([.A30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30]+0.01" office:value-type="float" office:value="-0.7" calcext:value-type="float">
            <text:p>-0.7</text:p>
          </table:table-cell>
          <table:table-cell table:formula="of:=1-EXP([.M$2]*([.A31]-[.M$1]))/(EXP([.M$2]*([.A31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31]+0.01" office:value-type="float" office:value="-0.69" calcext:value-type="float">
            <text:p>-0.69</text:p>
          </table:table-cell>
          <table:table-cell table:formula="of:=1-EXP([.M$2]*([.A32]-[.M$1]))/(EXP([.M$2]*([.A32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32]+0.01" office:value-type="float" office:value="-0.68" calcext:value-type="float">
            <text:p>-0.68</text:p>
          </table:table-cell>
          <table:table-cell table:formula="of:=1-EXP([.M$2]*([.A33]-[.M$1]))/(EXP([.M$2]*([.A33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33]+0.01" office:value-type="float" office:value="-0.67" calcext:value-type="float">
            <text:p>-0.67</text:p>
          </table:table-cell>
          <table:table-cell table:formula="of:=1-EXP([.M$2]*([.A34]-[.M$1]))/(EXP([.M$2]*([.A34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34]+0.01" office:value-type="float" office:value="-0.66" calcext:value-type="float">
            <text:p>-0.66</text:p>
          </table:table-cell>
          <table:table-cell table:formula="of:=1-EXP([.M$2]*([.A35]-[.M$1]))/(EXP([.M$2]*([.A35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35]+0.01" office:value-type="float" office:value="-0.65" calcext:value-type="float">
            <text:p>-0.65</text:p>
          </table:table-cell>
          <table:table-cell table:formula="of:=1-EXP([.M$2]*([.A36]-[.M$1]))/(EXP([.M$2]*([.A36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36]+0.01" office:value-type="float" office:value="-0.64" calcext:value-type="float">
            <text:p>-0.64</text:p>
          </table:table-cell>
          <table:table-cell table:formula="of:=1-EXP([.M$2]*([.A37]-[.M$1]))/(EXP([.M$2]*([.A37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37]+0.01" office:value-type="float" office:value="-0.63" calcext:value-type="float">
            <text:p>-0.63</text:p>
          </table:table-cell>
          <table:table-cell table:formula="of:=1-EXP([.M$2]*([.A38]-[.M$1]))/(EXP([.M$2]*([.A38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38]+0.01" office:value-type="float" office:value="-0.62" calcext:value-type="float">
            <text:p>-0.62</text:p>
          </table:table-cell>
          <table:table-cell table:formula="of:=1-EXP([.M$2]*([.A39]-[.M$1]))/(EXP([.M$2]*([.A39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39]+0.01" office:value-type="float" office:value="-0.61" calcext:value-type="float">
            <text:p>-0.61</text:p>
          </table:table-cell>
          <table:table-cell table:formula="of:=1-EXP([.M$2]*([.A40]-[.M$1]))/(EXP([.M$2]*([.A40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40]+0.01" office:value-type="float" office:value="-0.6" calcext:value-type="float">
            <text:p>-0.6</text:p>
          </table:table-cell>
          <table:table-cell table:formula="of:=1-EXP([.M$2]*([.A41]-[.M$1]))/(EXP([.M$2]*([.A41]-[.M$1]))+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41]+0.01" office:value-type="float" office:value="-0.59" calcext:value-type="float">
            <text:p>-0.59</text:p>
          </table:table-cell>
          <table:table-cell table:formula="of:=1-EXP([.M$2]*([.A42]-[.M$1]))/(EXP([.M$2]*([.A42]-[.M$1]))+1)" office:value-type="float" office:value="0.999999999999999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42]+0.01" office:value-type="float" office:value="-0.58" calcext:value-type="float">
            <text:p>-0.58</text:p>
          </table:table-cell>
          <table:table-cell table:formula="of:=1-EXP([.M$2]*([.A43]-[.M$1]))/(EXP([.M$2]*([.A43]-[.M$1]))+1)" office:value-type="float" office:value="0.999999999999998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43]+0.01" office:value-type="float" office:value="-0.57" calcext:value-type="float">
            <text:p>-0.57</text:p>
          </table:table-cell>
          <table:table-cell table:formula="of:=1-EXP([.M$2]*([.A44]-[.M$1]))/(EXP([.M$2]*([.A44]-[.M$1]))+1)" office:value-type="float" office:value="0.999999999999997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44]+0.01" office:value-type="float" office:value="-0.56" calcext:value-type="float">
            <text:p>-0.56</text:p>
          </table:table-cell>
          <table:table-cell table:formula="of:=1-EXP([.M$2]*([.A45]-[.M$1]))/(EXP([.M$2]*([.A45]-[.M$1]))+1)" office:value-type="float" office:value="0.999999999999995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45]+0.01" office:value-type="float" office:value="-0.55" calcext:value-type="float">
            <text:p>-0.55</text:p>
          </table:table-cell>
          <table:table-cell table:formula="of:=1-EXP([.M$2]*([.A46]-[.M$1]))/(EXP([.M$2]*([.A46]-[.M$1]))+1)" office:value-type="float" office:value="0.999999999999992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46]+0.01" office:value-type="float" office:value="-0.54" calcext:value-type="float">
            <text:p>-0.54</text:p>
          </table:table-cell>
          <table:table-cell table:formula="of:=1-EXP([.M$2]*([.A47]-[.M$1]))/(EXP([.M$2]*([.A47]-[.M$1]))+1)" office:value-type="float" office:value="0.999999999999987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47]+0.01" office:value-type="float" office:value="-0.53" calcext:value-type="float">
            <text:p>-0.53</text:p>
          </table:table-cell>
          <table:table-cell table:formula="of:=1-EXP([.M$2]*([.A48]-[.M$1]))/(EXP([.M$2]*([.A48]-[.M$1]))+1)" office:value-type="float" office:value="0.999999999999979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48]+0.01" office:value-type="float" office:value="-0.52" calcext:value-type="float">
            <text:p>-0.52</text:p>
          </table:table-cell>
          <table:table-cell table:formula="of:=1-EXP([.M$2]*([.A49]-[.M$1]))/(EXP([.M$2]*([.A49]-[.M$1]))+1)" office:value-type="float" office:value="0.999999999999966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49]+0.01" office:value-type="float" office:value="-0.51" calcext:value-type="float">
            <text:p>-0.51</text:p>
          </table:table-cell>
          <table:table-cell table:formula="of:=1-EXP([.M$2]*([.A50]-[.M$1]))/(EXP([.M$2]*([.A50]-[.M$1]))+1)" office:value-type="float" office:value="0.999999999999943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50]+0.01" office:value-type="float" office:value="-0.5" calcext:value-type="float">
            <text:p>-0.5</text:p>
          </table:table-cell>
          <table:table-cell table:formula="of:=1-EXP([.M$2]*([.A51]-[.M$1]))/(EXP([.M$2]*([.A51]-[.M$1]))+1)" office:value-type="float" office:value="0.999999999999906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51]+0.01" office:value-type="float" office:value="-0.49" calcext:value-type="float">
            <text:p>-0.49</text:p>
          </table:table-cell>
          <table:table-cell table:formula="of:=1-EXP([.M$2]*([.A52]-[.M$1]))/(EXP([.M$2]*([.A52]-[.M$1]))+1)" office:value-type="float" office:value="0.999999999999846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52]+0.01" office:value-type="float" office:value="-0.48" calcext:value-type="float">
            <text:p>-0.48</text:p>
          </table:table-cell>
          <table:table-cell table:formula="of:=1-EXP([.M$2]*([.A53]-[.M$1]))/(EXP([.M$2]*([.A53]-[.M$1]))+1)" office:value-type="float" office:value="0.999999999999746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53]+0.01" office:value-type="float" office:value="-0.47" calcext:value-type="float">
            <text:p>-0.47</text:p>
          </table:table-cell>
          <table:table-cell table:formula="of:=1-EXP([.M$2]*([.A54]-[.M$1]))/(EXP([.M$2]*([.A54]-[.M$1]))+1)" office:value-type="float" office:value="0.99999999999958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54]+0.01" office:value-type="float" office:value="-0.46" calcext:value-type="float">
            <text:p>-0.46</text:p>
          </table:table-cell>
          <table:table-cell table:formula="of:=1-EXP([.M$2]*([.A55]-[.M$1]))/(EXP([.M$2]*([.A55]-[.M$1]))+1)" office:value-type="float" office:value="0.999999999999308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55]+0.01" office:value-type="float" office:value="-0.45" calcext:value-type="float">
            <text:p>-0.45</text:p>
          </table:table-cell>
          <table:table-cell table:formula="of:=1-EXP([.M$2]*([.A56]-[.M$1]))/(EXP([.M$2]*([.A56]-[.M$1]))+1)" office:value-type="float" office:value="0.99999999999886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56]+0.01" office:value-type="float" office:value="-0.44" calcext:value-type="float">
            <text:p>-0.44</text:p>
          </table:table-cell>
          <table:table-cell table:formula="of:=1-EXP([.M$2]*([.A57]-[.M$1]))/(EXP([.M$2]*([.A57]-[.M$1]))+1)" office:value-type="float" office:value="0.99999999999812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57]+0.01" office:value-type="float" office:value="-0.429999999999999" calcext:value-type="float">
            <text:p>-0.43</text:p>
          </table:table-cell>
          <table:table-cell table:formula="of:=1-EXP([.M$2]*([.A58]-[.M$1]))/(EXP([.M$2]*([.A58]-[.M$1]))+1)" office:value-type="float" office:value="0.99999999999690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58]+0.01" office:value-type="float" office:value="-0.42" calcext:value-type="float">
            <text:p>-0.42</text:p>
          </table:table-cell>
          <table:table-cell table:formula="of:=1-EXP([.M$2]*([.A59]-[.M$1]))/(EXP([.M$2]*([.A59]-[.M$1]))+1)" office:value-type="float" office:value="0.99999999999489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59]+0.01" office:value-type="float" office:value="-0.409999999999999" calcext:value-type="float">
            <text:p>-0.41</text:p>
          </table:table-cell>
          <table:table-cell table:formula="of:=1-EXP([.M$2]*([.A60]-[.M$1]))/(EXP([.M$2]*([.A60]-[.M$1]))+1)" office:value-type="float" office:value="0.999999999991577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60]+0.01" office:value-type="float" office:value="-0.4" calcext:value-type="float">
            <text:p>-0.4</text:p>
          </table:table-cell>
          <table:table-cell table:formula="of:=1-EXP([.M$2]*([.A61]-[.M$1]))/(EXP([.M$2]*([.A61]-[.M$1]))+1)" office:value-type="float" office:value="0.999999999986112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61]+0.01" office:value-type="float" office:value="-0.389999999999999" calcext:value-type="float">
            <text:p>-0.39</text:p>
          </table:table-cell>
          <table:table-cell table:formula="of:=1-EXP([.M$2]*([.A62]-[.M$1]))/(EXP([.M$2]*([.A62]-[.M$1]))+1)" office:value-type="float" office:value="0.999999999977103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62]+0.01" office:value-type="float" office:value="-0.379999999999999" calcext:value-type="float">
            <text:p>-0.38</text:p>
          </table:table-cell>
          <table:table-cell table:formula="of:=1-EXP([.M$2]*([.A63]-[.M$1]))/(EXP([.M$2]*([.A63]-[.M$1]))+1)" office:value-type="float" office:value="0.999999999962249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63]+0.01" office:value-type="float" office:value="-0.369999999999999" calcext:value-type="float">
            <text:p>-0.37</text:p>
          </table:table-cell>
          <table:table-cell table:formula="of:=1-EXP([.M$2]*([.A64]-[.M$1]))/(EXP([.M$2]*([.A64]-[.M$1]))+1)" office:value-type="float" office:value="0.999999999937759" calcext:value-type="float">
            <text:p>0.9999999999</text:p>
          </table:table-cell>
          <table:table-cell table:number-columns-repeated="11"/>
        </table:table-row>
        <table:table-row table:style-name="ro1">
          <table:table-cell table:formula="of:=[.A64]+0.01" office:value-type="float" office:value="-0.359999999999999" calcext:value-type="float">
            <text:p>-0.36</text:p>
          </table:table-cell>
          <table:table-cell table:formula="of:=1-EXP([.M$2]*([.A65]-[.M$1]))/(EXP([.M$2]*([.A65]-[.M$1]))+1)" office:value-type="float" office:value="0.999999999897381" calcext:value-type="float">
            <text:p>0.9999999999</text:p>
          </table:table-cell>
          <table:table-cell table:number-columns-repeated="11"/>
        </table:table-row>
        <table:table-row table:style-name="ro1">
          <table:table-cell table:formula="of:=[.A65]+0.01" office:value-type="float" office:value="-0.349999999999999" calcext:value-type="float">
            <text:p>-0.35</text:p>
          </table:table-cell>
          <table:table-cell table:formula="of:=1-EXP([.M$2]*([.A66]-[.M$1]))/(EXP([.M$2]*([.A66]-[.M$1]))+1)" office:value-type="float" office:value="0.99999999983081" calcext:value-type="float">
            <text:p>0.9999999998</text:p>
          </table:table-cell>
          <table:table-cell table:number-columns-repeated="11"/>
        </table:table-row>
        <table:table-row table:style-name="ro1">
          <table:table-cell table:formula="of:=[.A66]+0.01" office:value-type="float" office:value="-0.339999999999999" calcext:value-type="float">
            <text:p>-0.34</text:p>
          </table:table-cell>
          <table:table-cell table:formula="of:=1-EXP([.M$2]*([.A67]-[.M$1]))/(EXP([.M$2]*([.A67]-[.M$1]))+1)" office:value-type="float" office:value="0.999999999721053" calcext:value-type="float">
            <text:p>0.9999999997</text:p>
          </table:table-cell>
          <table:table-cell table:number-columns-repeated="11"/>
        </table:table-row>
        <table:table-row table:style-name="ro1">
          <table:table-cell table:formula="of:=[.A67]+0.01" office:value-type="float" office:value="-0.329999999999999" calcext:value-type="float">
            <text:p>-0.33</text:p>
          </table:table-cell>
          <table:table-cell table:formula="of:=1-EXP([.M$2]*([.A68]-[.M$1]))/(EXP([.M$2]*([.A68]-[.M$1]))+1)" office:value-type="float" office:value="0.999999999540094" calcext:value-type="float">
            <text:p>0.9999999995</text:p>
          </table:table-cell>
          <table:table-cell table:number-columns-repeated="11"/>
        </table:table-row>
        <table:table-row table:style-name="ro1">
          <table:table-cell table:formula="of:=[.A68]+0.01" office:value-type="float" office:value="-0.319999999999999" calcext:value-type="float">
            <text:p>-0.32</text:p>
          </table:table-cell>
          <table:table-cell table:formula="of:=1-EXP([.M$2]*([.A69]-[.M$1]))/(EXP([.M$2]*([.A69]-[.M$1]))+1)" office:value-type="float" office:value="0.999999999241744" calcext:value-type="float">
            <text:p>0.9999999992</text:p>
          </table:table-cell>
          <table:table-cell table:number-columns-repeated="11"/>
        </table:table-row>
        <table:table-row table:style-name="ro1">
          <table:table-cell table:formula="of:=[.A69]+0.01" office:value-type="float" office:value="-0.309999999999999" calcext:value-type="float">
            <text:p>-0.31</text:p>
          </table:table-cell>
          <table:table-cell table:formula="of:=1-EXP([.M$2]*([.A70]-[.M$1]))/(EXP([.M$2]*([.A70]-[.M$1]))+1)" office:value-type="float" office:value="0.999999998749847" calcext:value-type="float">
            <text:p>0.9999999987</text:p>
          </table:table-cell>
          <table:table-cell table:number-columns-repeated="11"/>
        </table:table-row>
        <table:table-row table:style-name="ro1">
          <table:table-cell table:formula="of:=[.A70]+0.01" office:value-type="float" office:value="-0.299999999999999" calcext:value-type="float">
            <text:p>-0.3</text:p>
          </table:table-cell>
          <table:table-cell table:formula="of:=1-EXP([.M$2]*([.A71]-[.M$1]))/(EXP([.M$2]*([.A71]-[.M$1]))+1)" office:value-type="float" office:value="0.999999997938846" calcext:value-type="float">
            <text:p>0.9999999979</text:p>
          </table:table-cell>
          <table:table-cell table:number-columns-repeated="11"/>
        </table:table-row>
        <table:table-row table:style-name="ro1">
          <table:table-cell table:formula="of:=[.A71]+0.01" office:value-type="float" office:value="-0.289999999999999" calcext:value-type="float">
            <text:p>-0.29</text:p>
          </table:table-cell>
          <table:table-cell table:formula="of:=1-EXP([.M$2]*([.A72]-[.M$1]))/(EXP([.M$2]*([.A72]-[.M$1]))+1)" office:value-type="float" office:value="0.999999996601732" calcext:value-type="float">
            <text:p>0.9999999966</text:p>
          </table:table-cell>
          <table:table-cell table:number-columns-repeated="11"/>
        </table:table-row>
        <table:table-row table:style-name="ro1">
          <table:table-cell table:formula="of:=[.A72]+0.01" office:value-type="float" office:value="-0.279999999999999" calcext:value-type="float">
            <text:p>-0.28</text:p>
          </table:table-cell>
          <table:table-cell table:formula="of:=1-EXP([.M$2]*([.A73]-[.M$1]))/(EXP([.M$2]*([.A73]-[.M$1]))+1)" office:value-type="float" office:value="0.999999994397204" calcext:value-type="float">
            <text:p>0.9999999944</text:p>
          </table:table-cell>
          <table:table-cell table:number-columns-repeated="11"/>
        </table:table-row>
        <table:table-row table:style-name="ro1">
          <table:table-cell table:formula="of:=[.A73]+0.01" office:value-type="float" office:value="-0.269999999999999" calcext:value-type="float">
            <text:p>-0.27</text:p>
          </table:table-cell>
          <table:table-cell table:formula="of:=1-EXP([.M$2]*([.A74]-[.M$1]))/(EXP([.M$2]*([.A74]-[.M$1]))+1)" office:value-type="float" office:value="0.99999999076255" calcext:value-type="float">
            <text:p>0.9999999908</text:p>
          </table:table-cell>
          <table:table-cell table:number-columns-repeated="11"/>
        </table:table-row>
        <table:table-row table:style-name="ro1">
          <table:table-cell table:formula="of:=[.A74]+0.01" office:value-type="float" office:value="-0.259999999999999" calcext:value-type="float">
            <text:p>-0.26</text:p>
          </table:table-cell>
          <table:table-cell table:formula="of:=1-EXP([.M$2]*([.A75]-[.M$1]))/(EXP([.M$2]*([.A75]-[.M$1]))+1)" office:value-type="float" office:value="0.99999998477002" calcext:value-type="float">
            <text:p>0.9999999848</text:p>
          </table:table-cell>
          <table:table-cell table:number-columns-repeated="11"/>
        </table:table-row>
        <table:table-row table:style-name="ro1">
          <table:table-cell table:formula="of:=[.A75]+0.01" office:value-type="float" office:value="-0.249999999999999" calcext:value-type="float">
            <text:p>-0.25</text:p>
          </table:table-cell>
          <table:table-cell table:formula="of:=1-EXP([.M$2]*([.A76]-[.M$1]))/(EXP([.M$2]*([.A76]-[.M$1]))+1)" office:value-type="float" office:value="0.999999974890009" calcext:value-type="float">
            <text:p>0.9999999749</text:p>
          </table:table-cell>
          <table:table-cell table:number-columns-repeated="11"/>
        </table:table-row>
        <table:table-row table:style-name="ro1">
          <table:table-cell table:formula="of:=[.A76]+0.01" office:value-type="float" office:value="-0.239999999999999" calcext:value-type="float">
            <text:p>-0.24</text:p>
          </table:table-cell>
          <table:table-cell table:formula="of:=1-EXP([.M$2]*([.A77]-[.M$1]))/(EXP([.M$2]*([.A77]-[.M$1]))+1)" office:value-type="float" office:value="0.999999958600625" calcext:value-type="float">
            <text:p>0.9999999586</text:p>
          </table:table-cell>
          <table:table-cell table:number-columns-repeated="11"/>
        </table:table-row>
        <table:table-row table:style-name="ro1">
          <table:table-cell table:formula="of:=[.A77]+0.01" office:value-type="float" office:value="-0.229999999999999" calcext:value-type="float">
            <text:p>-0.23</text:p>
          </table:table-cell>
          <table:table-cell table:formula="of:=1-EXP([.M$2]*([.A78]-[.M$1]))/(EXP([.M$2]*([.A78]-[.M$1]))+1)" office:value-type="float" office:value="0.999999931743971" calcext:value-type="float">
            <text:p>0.9999999317</text:p>
          </table:table-cell>
          <table:table-cell table:number-columns-repeated="11"/>
        </table:table-row>
        <table:table-row table:style-name="ro1">
          <table:table-cell table:formula="of:=[.A78]+0.01" office:value-type="float" office:value="-0.219999999999999" calcext:value-type="float">
            <text:p>-0.22</text:p>
          </table:table-cell>
          <table:table-cell table:formula="of:=1-EXP([.M$2]*([.A79]-[.M$1]))/(EXP([.M$2]*([.A79]-[.M$1]))+1)" office:value-type="float" office:value="0.999999887464838" calcext:value-type="float">
            <text:p>0.9999998875</text:p>
          </table:table-cell>
          <table:table-cell table:number-columns-repeated="11"/>
        </table:table-row>
        <table:table-row table:style-name="ro1">
          <table:table-cell table:formula="of:=[.A79]+0.01" office:value-type="float" office:value="-0.209999999999999" calcext:value-type="float">
            <text:p>-0.21</text:p>
          </table:table-cell>
          <table:table-cell table:formula="of:=1-EXP([.M$2]*([.A80]-[.M$1]))/(EXP([.M$2]*([.A80]-[.M$1]))+1)" office:value-type="float" office:value="0.999999814460898" calcext:value-type="float">
            <text:p>0.9999998145</text:p>
          </table:table-cell>
          <table:table-cell table:number-columns-repeated="11"/>
        </table:table-row>
        <table:table-row table:style-name="ro1">
          <table:table-cell table:formula="of:=[.A80]+0.01" office:value-type="float" office:value="-0.199999999999999" calcext:value-type="float">
            <text:p>-0.2</text:p>
          </table:table-cell>
          <table:table-cell table:formula="of:=1-EXP([.M$2]*([.A81]-[.M$1]))/(EXP([.M$2]*([.A81]-[.M$1]))+1)" office:value-type="float" office:value="0.999999694097773" calcext:value-type="float">
            <text:p>0.9999996941</text:p>
          </table:table-cell>
          <table:table-cell table:number-columns-repeated="11"/>
        </table:table-row>
        <table:table-row table:style-name="ro1">
          <table:table-cell table:formula="of:=[.A81]+0.01" office:value-type="float" office:value="-0.189999999999999" calcext:value-type="float">
            <text:p>-0.19</text:p>
          </table:table-cell>
          <table:table-cell table:formula="of:=1-EXP([.M$2]*([.A82]-[.M$1]))/(EXP([.M$2]*([.A82]-[.M$1]))+1)" office:value-type="float" office:value="0.999999495652592" calcext:value-type="float">
            <text:p>0.9999994957</text:p>
          </table:table-cell>
          <table:table-cell table:number-columns-repeated="11"/>
        </table:table-row>
        <table:table-row table:style-name="ro1">
          <table:table-cell table:formula="of:=[.A82]+0.01" office:value-type="float" office:value="-0.179999999999999" calcext:value-type="float">
            <text:p>-0.18</text:p>
          </table:table-cell>
          <table:table-cell table:formula="of:=1-EXP([.M$2]*([.A83]-[.M$1]))/(EXP([.M$2]*([.A83]-[.M$1]))+1)" office:value-type="float" office:value="0.999999168471972" calcext:value-type="float">
            <text:p>0.9999991685</text:p>
          </table:table-cell>
          <table:table-cell table:number-columns-repeated="11"/>
        </table:table-row>
        <table:table-row table:style-name="ro1">
          <table:table-cell table:formula="of:=[.A83]+0.01" office:value-type="float" office:value="-0.169999999999999" calcext:value-type="float">
            <text:p>-0.17</text:p>
          </table:table-cell>
          <table:table-cell table:formula="of:=1-EXP([.M$2]*([.A84]-[.M$1]))/(EXP([.M$2]*([.A84]-[.M$1]))+1)" office:value-type="float" office:value="0.999998629042793" calcext:value-type="float">
            <text:p>0.999998629</text:p>
          </table:table-cell>
          <table:table-cell table:number-columns-repeated="11"/>
        </table:table-row>
        <table:table-row table:style-name="ro1">
          <table:table-cell table:formula="of:=[.A84]+0.01" office:value-type="float" office:value="-0.159999999999999" calcext:value-type="float">
            <text:p>-0.16</text:p>
          </table:table-cell>
          <table:table-cell table:formula="of:=1-EXP([.M$2]*([.A85]-[.M$1]))/(EXP([.M$2]*([.A85]-[.M$1]))+1)" office:value-type="float" office:value="0.999997739675702" calcext:value-type="float">
            <text:p>0.9999977397</text:p>
          </table:table-cell>
          <table:table-cell table:number-columns-repeated="11"/>
        </table:table-row>
        <table:table-row table:style-name="ro1">
          <table:table-cell table:formula="of:=[.A85]+0.01" office:value-type="float" office:value="-0.149999999999999" calcext:value-type="float">
            <text:p>-0.15</text:p>
          </table:table-cell>
          <table:table-cell table:formula="of:=1-EXP([.M$2]*([.A86]-[.M$1]))/(EXP([.M$2]*([.A86]-[.M$1]))+1)" office:value-type="float" office:value="0.999996273360716" calcext:value-type="float">
            <text:p>0.9999962734</text:p>
          </table:table-cell>
          <table:table-cell table:number-columns-repeated="11"/>
        </table:table-row>
        <table:table-row table:style-name="ro1">
          <table:table-cell table:formula="of:=[.A86]+0.01" office:value-type="float" office:value="-0.139999999999999" calcext:value-type="float">
            <text:p>-0.14</text:p>
          </table:table-cell>
          <table:table-cell table:formula="of:=1-EXP([.M$2]*([.A87]-[.M$1]))/(EXP([.M$2]*([.A87]-[.M$1]))+1)" office:value-type="float" office:value="0.999993855825398" calcext:value-type="float">
            <text:p>0.9999938558</text:p>
          </table:table-cell>
          <table:table-cell table:number-columns-repeated="11"/>
        </table:table-row>
        <table:table-row table:style-name="ro1">
          <table:table-cell table:formula="of:=[.A87]+0.01" office:value-type="float" office:value="-0.129999999999999" calcext:value-type="float">
            <text:p>-0.13</text:p>
          </table:table-cell>
          <table:table-cell table:formula="of:=1-EXP([.M$2]*([.A88]-[.M$1]))/(EXP([.M$2]*([.A88]-[.M$1]))+1)" office:value-type="float" office:value="0.999989870009019" calcext:value-type="float">
            <text:p>0.99998987</text:p>
          </table:table-cell>
          <table:table-cell table:number-columns-repeated="11"/>
        </table:table-row>
        <table:table-row table:style-name="ro1">
          <table:table-cell table:formula="of:=[.A88]+0.01" office:value-type="float" office:value="-0.119999999999999" calcext:value-type="float">
            <text:p>-0.12</text:p>
          </table:table-cell>
          <table:table-cell table:formula="of:=1-EXP([.M$2]*([.A89]-[.M$1]))/(EXP([.M$2]*([.A89]-[.M$1]))+1)" office:value-type="float" office:value="0.999983298578152" calcext:value-type="float">
            <text:p>0.9999832986</text:p>
          </table:table-cell>
          <table:table-cell table:number-columns-repeated="11"/>
        </table:table-row>
        <table:table-row table:style-name="ro1">
          <table:table-cell table:formula="of:=[.A89]+0.01" office:value-type="float" office:value="-0.109999999999999" calcext:value-type="float">
            <text:p>-0.11</text:p>
          </table:table-cell>
          <table:table-cell table:formula="of:=1-EXP([.M$2]*([.A90]-[.M$1]))/(EXP([.M$2]*([.A90]-[.M$1]))+1)" office:value-type="float" office:value="0.999972464308885" calcext:value-type="float">
            <text:p>0.9999724643</text:p>
          </table:table-cell>
          <table:table-cell table:number-columns-repeated="11"/>
        </table:table-row>
        <table:table-row table:style-name="ro1">
          <table:table-cell table:formula="of:=[.A90]+0.01" office:value-type="float" office:value="-0.0999999999999992" calcext:value-type="float">
            <text:p>-0.1</text:p>
          </table:table-cell>
          <table:table-cell table:formula="of:=1-EXP([.M$2]*([.A91]-[.M$1]))/(EXP([.M$2]*([.A91]-[.M$1]))+1)" office:value-type="float" office:value="0.999954602131298" calcext:value-type="float">
            <text:p>0.9999546021</text:p>
          </table:table-cell>
          <table:table-cell table:number-columns-repeated="11"/>
        </table:table-row>
        <table:table-row table:style-name="ro1">
          <table:table-cell table:formula="of:=[.A91]+0.01" office:value-type="float" office:value="-0.0899999999999993" calcext:value-type="float">
            <text:p>-0.09</text:p>
          </table:table-cell>
          <table:table-cell table:formula="of:=1-EXP([.M$2]*([.A92]-[.M$1]))/(EXP([.M$2]*([.A92]-[.M$1]))+1)" office:value-type="float" office:value="0.999925153772489" calcext:value-type="float">
            <text:p>0.9999251538</text:p>
          </table:table-cell>
          <table:table-cell table:number-columns-repeated="11"/>
        </table:table-row>
        <table:table-row table:style-name="ro1">
          <table:table-cell table:formula="of:=[.A92]+0.01" office:value-type="float" office:value="-0.0799999999999993" calcext:value-type="float">
            <text:p>-0.08</text:p>
          </table:table-cell>
          <table:table-cell table:formula="of:=1-EXP([.M$2]*([.A93]-[.M$1]))/(EXP([.M$2]*([.A93]-[.M$1]))+1)" office:value-type="float" office:value="0.999876605424014" calcext:value-type="float">
            <text:p>0.9998766054</text:p>
          </table:table-cell>
          <table:table-cell table:number-columns-repeated="11"/>
        </table:table-row>
        <table:table-row table:style-name="ro1">
          <table:table-cell table:formula="of:=[.A93]+0.01" office:value-type="float" office:value="-0.0699999999999993" calcext:value-type="float">
            <text:p>-0.07</text:p>
          </table:table-cell>
          <table:table-cell table:formula="of:=1-EXP([.M$2]*([.A94]-[.M$1]))/(EXP([.M$2]*([.A94]-[.M$1]))+1)" office:value-type="float" office:value="0.999796573021945" calcext:value-type="float">
            <text:p>0.999796573</text:p>
          </table:table-cell>
          <table:table-cell table:number-columns-repeated="11"/>
        </table:table-row>
        <table:table-row table:style-name="ro1">
          <table:table-cell table:formula="of:=[.A94]+0.01" office:value-type="float" office:value="-0.0599999999999993" calcext:value-type="float">
            <text:p>-0.06</text:p>
          </table:table-cell>
          <table:table-cell table:formula="of:=1-EXP([.M$2]*([.A95]-[.M$1]))/(EXP([.M$2]*([.A95]-[.M$1]))+1)" office:value-type="float" office:value="0.999664649869533" calcext:value-type="float">
            <text:p>0.9996646499</text:p>
          </table:table-cell>
          <table:table-cell table:number-columns-repeated="11"/>
        </table:table-row>
        <table:table-row table:style-name="ro1">
          <table:table-cell table:formula="of:=[.A95]+0.01" office:value-type="float" office:value="-0.0499999999999993" calcext:value-type="float">
            <text:p>-0.05</text:p>
          </table:table-cell>
          <table:table-cell table:formula="of:=1-EXP([.M$2]*([.A96]-[.M$1]))/(EXP([.M$2]*([.A96]-[.M$1]))+1)" office:value-type="float" office:value="0.999447221363076" calcext:value-type="float">
            <text:p>0.9994472214</text:p>
          </table:table-cell>
          <table:table-cell table:number-columns-repeated="11"/>
        </table:table-row>
        <table:table-row table:style-name="ro1">
          <table:table-cell table:formula="of:=[.A96]+0.01" office:value-type="float" office:value="-0.0399999999999992" calcext:value-type="float">
            <text:p>-0.04</text:p>
          </table:table-cell>
          <table:table-cell table:formula="of:=1-EXP([.M$2]*([.A97]-[.M$1]))/(EXP([.M$2]*([.A97]-[.M$1]))+1)" office:value-type="float" office:value="0.999088948805599" calcext:value-type="float">
            <text:p>0.9990889488</text:p>
          </table:table-cell>
          <table:table-cell table:number-columns-repeated="11"/>
        </table:table-row>
        <table:table-row table:style-name="ro1">
          <table:table-cell table:formula="of:=[.A97]+0.01" office:value-type="float" office:value="-0.0299999999999992" calcext:value-type="float">
            <text:p>-0.03</text:p>
          </table:table-cell>
          <table:table-cell table:formula="of:=1-EXP([.M$2]*([.A98]-[.M$1]))/(EXP([.M$2]*([.A98]-[.M$1]))+1)" office:value-type="float" office:value="0.998498817743263" calcext:value-type="float">
            <text:p>0.9984988177</text:p>
          </table:table-cell>
          <table:table-cell table:number-columns-repeated="11"/>
        </table:table-row>
        <table:table-row table:style-name="ro1">
          <table:table-cell table:formula="of:=[.A98]+0.01" office:value-type="float" office:value="-0.0199999999999992" calcext:value-type="float">
            <text:p>-0.02</text:p>
          </table:table-cell>
          <table:table-cell table:formula="of:=1-EXP([.M$2]*([.A99]-[.M$1]))/(EXP([.M$2]*([.A99]-[.M$1]))+1)" office:value-type="float" office:value="0.997527376843365" calcext:value-type="float">
            <text:p>0.9975273768</text:p>
          </table:table-cell>
          <table:table-cell table:number-columns-repeated="11"/>
        </table:table-row>
        <table:table-row table:style-name="ro1">
          <table:table-cell table:formula="of:=[.A99]+0.01" office:value-type="float" office:value="-0.00999999999999925" calcext:value-type="float">
            <text:p>-0.01</text:p>
          </table:table-cell>
          <table:table-cell table:formula="of:=1-EXP([.M$2]*([.A100]-[.M$1]))/(EXP([.M$2]*([.A100]-[.M$1]))+1)" office:value-type="float" office:value="0.995929862284104" calcext:value-type="float">
            <text:p>0.9959298623</text:p>
          </table:table-cell>
          <table:table-cell table:number-columns-repeated="11"/>
        </table:table-row>
        <table:table-row table:style-name="ro1">
          <table:table-cell table:formula="of:=[.A100]+0.01" office:value-type="float" office:value="7.52869988573934E-016" calcext:value-type="float">
            <text:p>7.52869988573934E-16</text:p>
          </table:table-cell>
          <table:table-cell table:formula="of:=1-EXP([.M$2]*([.A101]-[.M$1]))/(EXP([.M$2]*([.A101]-[.M$1]))+1)" office:value-type="float" office:value="0.993307149075715" calcext:value-type="float">
            <text:p>0.9933071491</text:p>
          </table:table-cell>
          <table:table-cell table:number-columns-repeated="11"/>
        </table:table-row>
        <table:table-row table:style-name="ro1">
          <table:table-cell table:formula="of:=[.A101]+0.01" office:value-type="float" office:value="0.0100000000000008" calcext:value-type="float">
            <text:p>0.01</text:p>
          </table:table-cell>
          <table:table-cell table:formula="of:=1-EXP([.M$2]*([.A102]-[.M$1]))/(EXP([.M$2]*([.A102]-[.M$1]))+1)" office:value-type="float" office:value="0.989013057369406" calcext:value-type="float">
            <text:p>0.9890130574</text:p>
          </table:table-cell>
          <table:table-cell table:number-columns-repeated="11"/>
        </table:table-row>
        <table:table-row table:style-name="ro1">
          <table:table-cell table:formula="of:=[.A102]+0.01" office:value-type="float" office:value="0.0200000000000008" calcext:value-type="float">
            <text:p>0.02</text:p>
          </table:table-cell>
          <table:table-cell table:formula="of:=1-EXP([.M$2]*([.A103]-[.M$1]))/(EXP([.M$2]*([.A103]-[.M$1]))+1)" office:value-type="float" office:value="0.982013790037908" calcext:value-type="float">
            <text:p>0.98201379</text:p>
          </table:table-cell>
          <table:table-cell table:number-columns-repeated="11"/>
        </table:table-row>
        <table:table-row table:style-name="ro1">
          <table:table-cell table:formula="of:=[.A103]+0.01" office:value-type="float" office:value="0.0300000000000008" calcext:value-type="float">
            <text:p>0.03</text:p>
          </table:table-cell>
          <table:table-cell table:formula="of:=1-EXP([.M$2]*([.A104]-[.M$1]))/(EXP([.M$2]*([.A104]-[.M$1]))+1)" office:value-type="float" office:value="0.970687769248643" calcext:value-type="float">
            <text:p>0.9706877692</text:p>
          </table:table-cell>
          <table:table-cell table:number-columns-repeated="11"/>
        </table:table-row>
        <table:table-row table:style-name="ro1">
          <table:table-cell table:formula="of:=[.A104]+0.01" office:value-type="float" office:value="0.0400000000000008" calcext:value-type="float">
            <text:p>0.04</text:p>
          </table:table-cell>
          <table:table-cell table:formula="of:=1-EXP([.M$2]*([.A105]-[.M$1]))/(EXP([.M$2]*([.A105]-[.M$1]))+1)" office:value-type="float" office:value="0.952574126822431" calcext:value-type="float">
            <text:p>0.9525741268</text:p>
          </table:table-cell>
          <table:table-cell table:number-columns-repeated="11"/>
        </table:table-row>
        <table:table-row table:style-name="ro1">
          <table:table-cell table:formula="of:=[.A105]+0.01" office:value-type="float" office:value="0.0500000000000008" calcext:value-type="float">
            <text:p>0.05</text:p>
          </table:table-cell>
          <table:table-cell table:formula="of:=1-EXP([.M$2]*([.A106]-[.M$1]))/(EXP([.M$2]*([.A106]-[.M$1]))+1)" office:value-type="float" office:value="0.924141819978754" calcext:value-type="float">
            <text:p>0.92414182</text:p>
          </table:table-cell>
          <table:table-cell table:number-columns-repeated="11"/>
        </table:table-row>
        <table:table-row table:style-name="ro1">
          <table:table-cell table:formula="of:=[.A106]+0.01" office:value-type="float" office:value="0.0600000000000008" calcext:value-type="float">
            <text:p>0.06</text:p>
          </table:table-cell>
          <table:table-cell table:formula="of:=1-EXP([.M$2]*([.A107]-[.M$1]))/(EXP([.M$2]*([.A107]-[.M$1]))+1)" office:value-type="float" office:value="0.880797077977878" calcext:value-type="float">
            <text:p>0.880797078</text:p>
          </table:table-cell>
          <table:table-cell table:number-columns-repeated="11"/>
        </table:table-row>
        <table:table-row table:style-name="ro1">
          <table:table-cell table:formula="of:=[.A107]+0.01" office:value-type="float" office:value="0.0700000000000008" calcext:value-type="float">
            <text:p>0.07</text:p>
          </table:table-cell>
          <table:table-cell table:formula="of:=1-EXP([.M$2]*([.A108]-[.M$1]))/(EXP([.M$2]*([.A108]-[.M$1]))+1)" office:value-type="float" office:value="0.817574476193638" calcext:value-type="float">
            <text:p>0.8175744762</text:p>
          </table:table-cell>
          <table:table-cell table:number-columns-repeated="11"/>
        </table:table-row>
        <table:table-row table:style-name="ro1">
          <table:table-cell table:formula="of:=[.A108]+0.01" office:value-type="float" office:value="0.0800000000000007" calcext:value-type="float">
            <text:p>0.08</text:p>
          </table:table-cell>
          <table:table-cell table:formula="of:=1-EXP([.M$2]*([.A109]-[.M$1]))/(EXP([.M$2]*([.A109]-[.M$1]))+1)" office:value-type="float" office:value="0.731058578629998" calcext:value-type="float">
            <text:p>0.7310585786</text:p>
          </table:table-cell>
          <table:table-cell table:number-columns-repeated="11"/>
        </table:table-row>
        <table:table-row table:style-name="ro1">
          <table:table-cell table:formula="of:=[.A109]+0.01" office:value-type="float" office:value="0.0900000000000007" calcext:value-type="float">
            <text:p>0.09</text:p>
          </table:table-cell>
          <table:table-cell table:formula="of:=1-EXP([.M$2]*([.A110]-[.M$1]))/(EXP([.M$2]*([.A110]-[.M$1]))+1)" office:value-type="float" office:value="0.622459331201846" calcext:value-type="float">
            <text:p>0.6224593312</text:p>
          </table:table-cell>
          <table:table-cell table:number-columns-repeated="11"/>
        </table:table-row>
        <table:table-row table:style-name="ro1">
          <table:table-cell table:formula="of:=[.A110]+0.01" office:value-type="float" office:value="0.100000000000001" calcext:value-type="float">
            <text:p>0.1</text:p>
          </table:table-cell>
          <table:table-cell table:formula="of:=1-EXP([.M$2]*([.A111]-[.M$1]))/(EXP([.M$2]*([.A111]-[.M$1]))+1)" office:value-type="float" office:value="0.499999999999991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111]+0.01" office:value-type="float" office:value="0.110000000000001" calcext:value-type="float">
            <text:p>0.11</text:p>
          </table:table-cell>
          <table:table-cell table:formula="of:=1-EXP([.M$2]*([.A112]-[.M$1]))/(EXP([.M$2]*([.A112]-[.M$1]))+1)" office:value-type="float" office:value="0.377540668798137" calcext:value-type="float">
            <text:p>0.3775406688</text:p>
          </table:table-cell>
          <table:table-cell table:number-columns-repeated="11"/>
        </table:table-row>
        <table:table-row table:style-name="ro1">
          <table:table-cell table:formula="of:=[.A112]+0.01" office:value-type="float" office:value="0.120000000000001" calcext:value-type="float">
            <text:p>0.12</text:p>
          </table:table-cell>
          <table:table-cell table:formula="of:=1-EXP([.M$2]*([.A113]-[.M$1]))/(EXP([.M$2]*([.A113]-[.M$1]))+1)" office:value-type="float" office:value="0.268941421369988" calcext:value-type="float">
            <text:p>0.2689414214</text:p>
          </table:table-cell>
          <table:table-cell table:number-columns-repeated="11"/>
        </table:table-row>
        <table:table-row table:style-name="ro1">
          <table:table-cell table:formula="of:=[.A113]+0.01" office:value-type="float" office:value="0.130000000000001" calcext:value-type="float">
            <text:p>0.13</text:p>
          </table:table-cell>
          <table:table-cell table:formula="of:=1-EXP([.M$2]*([.A114]-[.M$1]))/(EXP([.M$2]*([.A114]-[.M$1]))+1)" office:value-type="float" office:value="0.182425523806351" calcext:value-type="float">
            <text:p>0.1824255238</text:p>
          </table:table-cell>
          <table:table-cell table:number-columns-repeated="11"/>
        </table:table-row>
        <table:table-row table:style-name="ro1">
          <table:table-cell table:formula="of:=[.A114]+0.01" office:value-type="float" office:value="0.140000000000001" calcext:value-type="float">
            <text:p>0.14</text:p>
          </table:table-cell>
          <table:table-cell table:formula="of:=1-EXP([.M$2]*([.A115]-[.M$1]))/(EXP([.M$2]*([.A115]-[.M$1]))+1)" office:value-type="float" office:value="0.119202922022114" calcext:value-type="float">
            <text:p>0.119202922</text:p>
          </table:table-cell>
          <table:table-cell table:number-columns-repeated="11"/>
        </table:table-row>
        <table:table-row table:style-name="ro1">
          <table:table-cell table:formula="of:=[.A115]+0.01" office:value-type="float" office:value="0.150000000000001" calcext:value-type="float">
            <text:p>0.15</text:p>
          </table:table-cell>
          <table:table-cell table:formula="of:=1-EXP([.M$2]*([.A116]-[.M$1]))/(EXP([.M$2]*([.A116]-[.M$1]))+1)" office:value-type="float" office:value="0.075858180021241" calcext:value-type="float">
            <text:p>0.07585818</text:p>
          </table:table-cell>
          <table:table-cell table:number-columns-repeated="11"/>
        </table:table-row>
        <table:table-row table:style-name="ro1">
          <table:table-cell table:formula="of:=[.A116]+0.01" office:value-type="float" office:value="0.160000000000001" calcext:value-type="float">
            <text:p>0.16</text:p>
          </table:table-cell>
          <table:table-cell table:formula="of:=1-EXP([.M$2]*([.A117]-[.M$1]))/(EXP([.M$2]*([.A117]-[.M$1]))+1)" office:value-type="float" office:value="0.0474258731775651" calcext:value-type="float">
            <text:p>0.0474258732</text:p>
          </table:table-cell>
          <table:table-cell table:number-columns-repeated="11"/>
        </table:table-row>
        <table:table-row table:style-name="ro1">
          <table:table-cell table:formula="of:=[.A117]+0.01" office:value-type="float" office:value="0.170000000000001" calcext:value-type="float">
            <text:p>0.17</text:p>
          </table:table-cell>
          <table:table-cell table:formula="of:=1-EXP([.M$2]*([.A118]-[.M$1]))/(EXP([.M$2]*([.A118]-[.M$1]))+1)" office:value-type="float" office:value="0.0293122307513552" calcext:value-type="float">
            <text:p>0.0293122308</text:p>
          </table:table-cell>
          <table:table-cell table:number-columns-repeated="11"/>
        </table:table-row>
        <table:table-row table:style-name="ro1">
          <table:table-cell table:formula="of:=[.A118]+0.01" office:value-type="float" office:value="0.180000000000001" calcext:value-type="float">
            <text:p>0.18</text:p>
          </table:table-cell>
          <table:table-cell table:formula="of:=1-EXP([.M$2]*([.A119]-[.M$1]))/(EXP([.M$2]*([.A119]-[.M$1]))+1)" office:value-type="float" office:value="0.0179862099620909" calcext:value-type="float">
            <text:p>0.01798621</text:p>
          </table:table-cell>
          <table:table-cell table:number-columns-repeated="11"/>
        </table:table-row>
        <table:table-row table:style-name="ro1">
          <table:table-cell table:formula="of:=[.A119]+0.01" office:value-type="float" office:value="0.190000000000001" calcext:value-type="float">
            <text:p>0.19</text:p>
          </table:table-cell>
          <table:table-cell table:formula="of:=1-EXP([.M$2]*([.A120]-[.M$1]))/(EXP([.M$2]*([.A120]-[.M$1]))+1)" office:value-type="float" office:value="0.0109869426305927" calcext:value-type="float">
            <text:p>0.0109869426</text:p>
          </table:table-cell>
          <table:table-cell table:number-columns-repeated="11"/>
        </table:table-row>
        <table:table-row table:style-name="ro1">
          <table:table-cell table:formula="of:=[.A120]+0.01" office:value-type="float" office:value="0.200000000000001" calcext:value-type="float">
            <text:p>0.2</text:p>
          </table:table-cell>
          <table:table-cell table:formula="of:=1-EXP([.M$2]*([.A121]-[.M$1]))/(EXP([.M$2]*([.A121]-[.M$1]))+1)" office:value-type="float" office:value="0.00669285092428462" calcext:value-type="float">
            <text:p>0.0066928509</text:p>
          </table:table-cell>
          <table:table-cell table:number-columns-repeated="11"/>
        </table:table-row>
        <table:table-row table:style-name="ro1">
          <table:table-cell table:formula="of:=[.A121]+0.01" office:value-type="float" office:value="0.210000000000001" calcext:value-type="float">
            <text:p>0.21</text:p>
          </table:table-cell>
          <table:table-cell table:formula="of:=1-EXP([.M$2]*([.A122]-[.M$1]))/(EXP([.M$2]*([.A122]-[.M$1]))+1)" office:value-type="float" office:value="0.00407013771589593" calcext:value-type="float">
            <text:p>0.0040701377</text:p>
          </table:table-cell>
          <table:table-cell table:number-columns-repeated="11"/>
        </table:table-row>
        <table:table-row table:style-name="ro1">
          <table:table-cell table:formula="of:=[.A122]+0.01" office:value-type="float" office:value="0.220000000000001" calcext:value-type="float">
            <text:p>0.22</text:p>
          </table:table-cell>
          <table:table-cell table:formula="of:=1-EXP([.M$2]*([.A123]-[.M$1]))/(EXP([.M$2]*([.A123]-[.M$1]))+1)" office:value-type="float" office:value="0.00247262315663466" calcext:value-type="float">
            <text:p>0.0024726232</text:p>
          </table:table-cell>
          <table:table-cell table:number-columns-repeated="11"/>
        </table:table-row>
        <table:table-row table:style-name="ro1">
          <table:table-cell table:formula="of:=[.A123]+0.01" office:value-type="float" office:value="0.230000000000001" calcext:value-type="float">
            <text:p>0.23</text:p>
          </table:table-cell>
          <table:table-cell table:formula="of:=1-EXP([.M$2]*([.A124]-[.M$1]))/(EXP([.M$2]*([.A124]-[.M$1]))+1)" office:value-type="float" office:value="0.0015011822567369" calcext:value-type="float">
            <text:p>0.0015011823</text:p>
          </table:table-cell>
          <table:table-cell table:number-columns-repeated="11"/>
        </table:table-row>
        <table:table-row table:style-name="ro1">
          <table:table-cell table:formula="of:=[.A124]+0.01" office:value-type="float" office:value="0.240000000000001" calcext:value-type="float">
            <text:p>0.24</text:p>
          </table:table-cell>
          <table:table-cell table:formula="of:=1-EXP([.M$2]*([.A125]-[.M$1]))/(EXP([.M$2]*([.A125]-[.M$1]))+1)" office:value-type="float" office:value="0.000911051194400603" calcext:value-type="float">
            <text:p>0.0009110512</text:p>
          </table:table-cell>
          <table:table-cell table:number-columns-repeated="11"/>
        </table:table-row>
        <table:table-row table:style-name="ro1">
          <table:table-cell table:formula="of:=[.A125]+0.01" office:value-type="float" office:value="0.250000000000001" calcext:value-type="float">
            <text:p>0.25</text:p>
          </table:table-cell>
          <table:table-cell table:formula="of:=1-EXP([.M$2]*([.A126]-[.M$1]))/(EXP([.M$2]*([.A126]-[.M$1]))+1)" office:value-type="float" office:value="0.000552778636923601" calcext:value-type="float">
            <text:p>0.0005527786</text:p>
          </table:table-cell>
          <table:table-cell table:number-columns-repeated="11"/>
        </table:table-row>
        <table:table-row table:style-name="ro1">
          <table:table-cell table:formula="of:=[.A126]+0.01" office:value-type="float" office:value="0.260000000000001" calcext:value-type="float">
            <text:p>0.26</text:p>
          </table:table-cell>
          <table:table-cell table:formula="of:=1-EXP([.M$2]*([.A127]-[.M$1]))/(EXP([.M$2]*([.A127]-[.M$1]))+1)" office:value-type="float" office:value="0.000335350130466483" calcext:value-type="float">
            <text:p>0.0003353501</text:p>
          </table:table-cell>
          <table:table-cell table:number-columns-repeated="11"/>
        </table:table-row>
        <table:table-row table:style-name="ro1">
          <table:table-cell table:formula="of:=[.A127]+0.01" office:value-type="float" office:value="0.270000000000001" calcext:value-type="float">
            <text:p>0.27</text:p>
          </table:table-cell>
          <table:table-cell table:formula="of:=1-EXP([.M$2]*([.A128]-[.M$1]))/(EXP([.M$2]*([.A128]-[.M$1]))+1)" office:value-type="float" office:value="0.000203426978055199" calcext:value-type="float">
            <text:p>0.000203427</text:p>
          </table:table-cell>
          <table:table-cell table:number-columns-repeated="11"/>
        </table:table-row>
        <table:table-row table:style-name="ro1">
          <table:table-cell table:formula="of:=[.A128]+0.01" office:value-type="float" office:value="0.280000000000001" calcext:value-type="float">
            <text:p>0.28</text:p>
          </table:table-cell>
          <table:table-cell table:formula="of:=1-EXP([.M$2]*([.A129]-[.M$1]))/(EXP([.M$2]*([.A129]-[.M$1]))+1)" office:value-type="float" office:value="0.000123394575986202" calcext:value-type="float">
            <text:p>0.0001233946</text:p>
          </table:table-cell>
          <table:table-cell table:number-columns-repeated="11"/>
        </table:table-row>
        <table:table-row table:style-name="ro1">
          <table:table-cell table:formula="of:=[.A129]+0.01" office:value-type="float" office:value="0.290000000000001" calcext:value-type="float">
            <text:p>0.29</text:p>
          </table:table-cell>
          <table:table-cell table:formula="of:=1-EXP([.M$2]*([.A130]-[.M$1]))/(EXP([.M$2]*([.A130]-[.M$1]))+1)" office:value-type="float" office:value="0.0000748462275106387" calcext:value-type="float">
            <text:p>7.48462275106387E-05</text:p>
          </table:table-cell>
          <table:table-cell table:number-columns-repeated="11"/>
        </table:table-row>
        <table:table-row table:style-name="ro1">
          <table:table-cell table:formula="of:=[.A130]+0.01" office:value-type="float" office:value="0.300000000000001" calcext:value-type="float">
            <text:p>0.3</text:p>
          </table:table-cell>
          <table:table-cell table:formula="of:=1-EXP([.M$2]*([.A131]-[.M$1]))/(EXP([.M$2]*([.A131]-[.M$1]))+1)" office:value-type="float" office:value="0.0000453978687023904" calcext:value-type="float">
            <text:p>4.53978687023904E-05</text:p>
          </table:table-cell>
          <table:table-cell table:number-columns-repeated="11"/>
        </table:table-row>
        <table:table-row table:style-name="ro1">
          <table:table-cell table:formula="of:=[.A131]+0.01" office:value-type="float" office:value="0.310000000000001" calcext:value-type="float">
            <text:p>0.31</text:p>
          </table:table-cell>
          <table:table-cell table:formula="of:=1-EXP([.M$2]*([.A132]-[.M$1]))/(EXP([.M$2]*([.A132]-[.M$1]))+1)" office:value-type="float" office:value="0.0000275356911145774" calcext:value-type="float">
            <text:p>2.75356911145774E-05</text:p>
          </table:table-cell>
          <table:table-cell table:number-columns-repeated="11"/>
        </table:table-row>
        <table:table-row table:style-name="ro1">
          <table:table-cell table:formula="of:=[.A132]+0.01" office:value-type="float" office:value="0.320000000000001" calcext:value-type="float">
            <text:p>0.32</text:p>
          </table:table-cell>
          <table:table-cell table:formula="of:=1-EXP([.M$2]*([.A133]-[.M$1]))/(EXP([.M$2]*([.A133]-[.M$1]))+1)" office:value-type="float" office:value="0.0000167014218480643" calcext:value-type="float">
            <text:p>1.67014218480643E-05</text:p>
          </table:table-cell>
          <table:table-cell table:number-columns-repeated="11"/>
        </table:table-row>
        <table:table-row table:style-name="ro1">
          <table:table-cell table:formula="of:=[.A133]+0.01" office:value-type="float" office:value="0.330000000000001" calcext:value-type="float">
            <text:p>0.33</text:p>
          </table:table-cell>
          <table:table-cell table:formula="of:=1-EXP([.M$2]*([.A134]-[.M$1]))/(EXP([.M$2]*([.A134]-[.M$1]))+1)" office:value-type="float" office:value="0.0000101299909808228" calcext:value-type="float">
            <text:p>0.00001013</text:p>
          </table:table-cell>
          <table:table-cell table:number-columns-repeated="11"/>
        </table:table-row>
        <table:table-row table:style-name="ro1">
          <table:table-cell table:formula="of:=[.A134]+0.01" office:value-type="float" office:value="0.340000000000001" calcext:value-type="float">
            <text:p>0.34</text:p>
          </table:table-cell>
          <table:table-cell table:formula="of:=1-EXP([.M$2]*([.A135]-[.M$1]))/(EXP([.M$2]*([.A135]-[.M$1]))+1)" office:value-type="float" office:value="0.00000614417460220729" calcext:value-type="float">
            <text:p>6.14417460220729E-06</text:p>
          </table:table-cell>
          <table:table-cell table:number-columns-repeated="11"/>
        </table:table-row>
        <table:table-row table:style-name="ro1">
          <table:table-cell table:formula="of:=[.A135]+0.01" office:value-type="float" office:value="0.350000000000001" calcext:value-type="float">
            <text:p>0.35</text:p>
          </table:table-cell>
          <table:table-cell table:formula="of:=1-EXP([.M$2]*([.A136]-[.M$1]))/(EXP([.M$2]*([.A136]-[.M$1]))+1)" office:value-type="float" office:value="0.00000372663928416284" calcext:value-type="float">
            <text:p>3.72663928416284E-06</text:p>
          </table:table-cell>
          <table:table-cell table:number-columns-repeated="11"/>
        </table:table-row>
        <table:table-row table:style-name="ro1">
          <table:table-cell table:formula="of:=[.A136]+0.01" office:value-type="float" office:value="0.360000000000001" calcext:value-type="float">
            <text:p>0.36</text:p>
          </table:table-cell>
          <table:table-cell table:formula="of:=1-EXP([.M$2]*([.A137]-[.M$1]))/(EXP([.M$2]*([.A137]-[.M$1]))+1)" office:value-type="float" office:value="0.00000226032429795353" calcext:value-type="float">
            <text:p>2.26032429795353E-06</text:p>
          </table:table-cell>
          <table:table-cell table:number-columns-repeated="11"/>
        </table:table-row>
        <table:table-row table:style-name="ro1">
          <table:table-cell table:formula="of:=[.A137]+0.01" office:value-type="float" office:value="0.370000000000001" calcext:value-type="float">
            <text:p>0.37</text:p>
          </table:table-cell>
          <table:table-cell table:formula="of:=1-EXP([.M$2]*([.A138]-[.M$1]))/(EXP([.M$2]*([.A138]-[.M$1]))+1)" office:value-type="float" office:value="0.00000137095720686986" calcext:value-type="float">
            <text:p>0.000001371</text:p>
          </table:table-cell>
          <table:table-cell table:number-columns-repeated="11"/>
        </table:table-row>
        <table:table-row table:style-name="ro1">
          <table:table-cell table:formula="of:=[.A138]+0.01" office:value-type="float" office:value="0.380000000000001" calcext:value-type="float">
            <text:p>0.38</text:p>
          </table:table-cell>
          <table:table-cell table:formula="of:=1-EXP([.M$2]*([.A139]-[.M$1]))/(EXP([.M$2]*([.A139]-[.M$1]))+1)" office:value-type="float" office:value="0.00000083152802765607" calcext:value-type="float">
            <text:p>8.3152802765607E-07</text:p>
          </table:table-cell>
          <table:table-cell table:number-columns-repeated="11"/>
        </table:table-row>
        <table:table-row table:style-name="ro1">
          <table:table-cell table:formula="of:=[.A139]+0.01" office:value-type="float" office:value="0.390000000000001" calcext:value-type="float">
            <text:p>0.39</text:p>
          </table:table-cell>
          <table:table-cell table:formula="of:=1-EXP([.M$2]*([.A140]-[.M$1]))/(EXP([.M$2]*([.A140]-[.M$1]))+1)" office:value-type="float" office:value="0.000000504347408170069" calcext:value-type="float">
            <text:p>5.04347408170069E-07</text:p>
          </table:table-cell>
          <table:table-cell table:number-columns-repeated="11"/>
        </table:table-row>
        <table:table-row table:style-name="ro1">
          <table:table-cell table:formula="of:=[.A140]+0.01" office:value-type="float" office:value="0.400000000000001" calcext:value-type="float">
            <text:p>0.4</text:p>
          </table:table-cell>
          <table:table-cell table:formula="of:=1-EXP([.M$2]*([.A141]-[.M$1]))/(EXP([.M$2]*([.A141]-[.M$1]))+1)" office:value-type="float" office:value="0.000000305902226882537" calcext:value-type="float">
            <text:p>3.05902226882537E-07</text:p>
          </table:table-cell>
          <table:table-cell table:number-columns-repeated="11"/>
        </table:table-row>
        <table:table-row table:style-name="ro1">
          <table:table-cell table:formula="of:=[.A141]+0.01" office:value-type="float" office:value="0.410000000000001" calcext:value-type="float">
            <text:p>0.41</text:p>
          </table:table-cell>
          <table:table-cell table:formula="of:=1-EXP([.M$2]*([.A142]-[.M$1]))/(EXP([.M$2]*([.A142]-[.M$1]))+1)" office:value-type="float" office:value="0.000000185539101860144" calcext:value-type="float">
            <text:p>1.85539101860144E-07</text:p>
          </table:table-cell>
          <table:table-cell table:number-columns-repeated="11"/>
        </table:table-row>
        <table:table-row table:style-name="ro1">
          <table:table-cell table:formula="of:=[.A142]+0.01" office:value-type="float" office:value="0.420000000000001" calcext:value-type="float">
            <text:p>0.42</text:p>
          </table:table-cell>
          <table:table-cell table:formula="of:=1-EXP([.M$2]*([.A143]-[.M$1]))/(EXP([.M$2]*([.A143]-[.M$1]))+1)" office:value-type="float" office:value="0.000000112535162077876" calcext:value-type="float">
            <text:p>1.12535162077876E-07</text:p>
          </table:table-cell>
          <table:table-cell table:number-columns-repeated="11"/>
        </table:table-row>
        <table:table-row table:style-name="ro1">
          <table:table-cell table:formula="of:=[.A143]+0.01" office:value-type="float" office:value="0.430000000000001" calcext:value-type="float">
            <text:p>0.43</text:p>
          </table:table-cell>
          <table:table-cell table:formula="of:=1-EXP([.M$2]*([.A144]-[.M$1]))/(EXP([.M$2]*([.A144]-[.M$1]))+1)" office:value-type="float" office:value="0.0000000682560290510281" calcext:value-type="float">
            <text:p>6.82560290510281E-08</text:p>
          </table:table-cell>
          <table:table-cell table:number-columns-repeated="11"/>
        </table:table-row>
        <table:table-row table:style-name="ro1">
          <table:table-cell table:formula="of:=[.A144]+0.01" office:value-type="float" office:value="0.440000000000001" calcext:value-type="float">
            <text:p>0.44</text:p>
          </table:table-cell>
          <table:table-cell table:formula="of:=1-EXP([.M$2]*([.A145]-[.M$1]))/(EXP([.M$2]*([.A145]-[.M$1]))+1)" office:value-type="float" office:value="0.0000000413993754833086" calcext:value-type="float">
            <text:p>4.13993754833086E-08</text:p>
          </table:table-cell>
          <table:table-cell table:number-columns-repeated="11"/>
        </table:table-row>
        <table:table-row table:style-name="ro1">
          <table:table-cell table:formula="of:=[.A145]+0.01" office:value-type="float" office:value="0.450000000000001" calcext:value-type="float">
            <text:p>0.45</text:p>
          </table:table-cell>
          <table:table-cell table:formula="of:=1-EXP([.M$2]*([.A146]-[.M$1]))/(EXP([.M$2]*([.A146]-[.M$1]))+1)" office:value-type="float" office:value="0.0000000251099909753805" calcext:value-type="float">
            <text:p>2.51099909753805E-08</text:p>
          </table:table-cell>
          <table:table-cell table:number-columns-repeated="11"/>
        </table:table-row>
        <table:table-row table:style-name="ro1">
          <table:table-cell table:formula="of:=[.A146]+0.01" office:value-type="float" office:value="0.460000000000001" calcext:value-type="float">
            <text:p>0.46</text:p>
          </table:table-cell>
          <table:table-cell table:formula="of:=1-EXP([.M$2]*([.A147]-[.M$1]))/(EXP([.M$2]*([.A147]-[.M$1]))+1)" office:value-type="float" office:value="0.0000000152299794997646" calcext:value-type="float">
            <text:p>1.52299794997646E-08</text:p>
          </table:table-cell>
          <table:table-cell table:number-columns-repeated="11"/>
        </table:table-row>
        <table:table-row table:style-name="ro1">
          <table:table-cell table:formula="of:=[.A147]+0.01" office:value-type="float" office:value="0.470000000000001" calcext:value-type="float">
            <text:p>0.47</text:p>
          </table:table-cell>
          <table:table-cell table:formula="of:=1-EXP([.M$2]*([.A148]-[.M$1]))/(EXP([.M$2]*([.A148]-[.M$1]))+1)" office:value-type="float" office:value="0.00000000923744958303274" calcext:value-type="float">
            <text:p>9.23744958303274E-09</text:p>
          </table:table-cell>
          <table:table-cell table:number-columns-repeated="11"/>
        </table:table-row>
        <table:table-row table:style-name="ro1">
          <table:table-cell table:formula="of:=[.A148]+0.01" office:value-type="float" office:value="0.480000000000001" calcext:value-type="float">
            <text:p>0.48</text:p>
          </table:table-cell>
          <table:table-cell table:formula="of:=1-EXP([.M$2]*([.A149]-[.M$1]))/(EXP([.M$2]*([.A149]-[.M$1]))+1)" office:value-type="float" office:value="0.00000000560279644901129" calcext:value-type="float">
            <text:p>5.60279644901129E-09</text:p>
          </table:table-cell>
          <table:table-cell table:number-columns-repeated="11"/>
        </table:table-row>
        <table:table-row table:style-name="ro1">
          <table:table-cell table:formula="of:=[.A149]+0.01" office:value-type="float" office:value="0.490000000000001" calcext:value-type="float">
            <text:p>0.49</text:p>
          </table:table-cell>
          <table:table-cell table:formula="of:=1-EXP([.M$2]*([.A150]-[.M$1]))/(EXP([.M$2]*([.A150]-[.M$1]))+1)" office:value-type="float" office:value="0.00000000339826777828733" calcext:value-type="float">
            <text:p>3.39826777828733E-09</text:p>
          </table:table-cell>
          <table:table-cell table:number-columns-repeated="11"/>
        </table:table-row>
        <table:table-row table:style-name="ro1">
          <table:table-cell table:formula="of:=[.A150]+0.01" office:value-type="float" office:value="0.500000000000001" calcext:value-type="float">
            <text:p>0.5</text:p>
          </table:table-cell>
          <table:table-cell table:formula="of:=1-EXP([.M$2]*([.A151]-[.M$1]))/(EXP([.M$2]*([.A151]-[.M$1]))+1)" office:value-type="float" office:value="0.00000000206115358114545" calcext:value-type="float">
            <text:p>2.06115358114545E-09</text:p>
          </table:table-cell>
          <table:table-cell table:number-columns-repeated="11"/>
        </table:table-row>
        <table:table-row table:style-name="ro1">
          <table:table-cell table:formula="of:=[.A151]+0.01" office:value-type="float" office:value="0.510000000000001" calcext:value-type="float">
            <text:p>0.51</text:p>
          </table:table-cell>
          <table:table-cell table:formula="of:=1-EXP([.M$2]*([.A152]-[.M$1]))/(EXP([.M$2]*([.A152]-[.M$1]))+1)" office:value-type="float" office:value="0.00000000125015287011365" calcext:value-type="float">
            <text:p>1.25015287011365E-09</text:p>
          </table:table-cell>
          <table:table-cell table:number-columns-repeated="11"/>
        </table:table-row>
        <table:table-row table:style-name="ro1">
          <table:table-cell table:formula="of:=[.A152]+0.01" office:value-type="float" office:value="0.520000000000001" calcext:value-type="float">
            <text:p>0.52</text:p>
          </table:table-cell>
          <table:table-cell table:formula="of:=1-EXP([.M$2]*([.A153]-[.M$1]))/(EXP([.M$2]*([.A153]-[.M$1]))+1)" office:value-type="float" office:value="0.000000000758256013533298" calcext:value-type="float">
            <text:p>7.58256013533298E-10</text:p>
          </table:table-cell>
          <table:table-cell table:number-columns-repeated="11"/>
        </table:table-row>
        <table:table-row table:style-name="ro1">
          <table:table-cell table:formula="of:=[.A153]+0.01" office:value-type="float" office:value="0.530000000000001" calcext:value-type="float">
            <text:p>0.53</text:p>
          </table:table-cell>
          <table:table-cell table:formula="of:=1-EXP([.M$2]*([.A154]-[.M$1]))/(EXP([.M$2]*([.A154]-[.M$1]))+1)" office:value-type="float" office:value="0.000000000459905558081175" calcext:value-type="float">
            <text:p>4.59905558081175E-10</text:p>
          </table:table-cell>
          <table:table-cell table:number-columns-repeated="11"/>
        </table:table-row>
        <table:table-row table:style-name="ro1">
          <table:table-cell table:formula="of:=[.A154]+0.01" office:value-type="float" office:value="0.540000000000001" calcext:value-type="float">
            <text:p>0.54</text:p>
          </table:table-cell>
          <table:table-cell table:formula="of:=1-EXP([.M$2]*([.A155]-[.M$1]))/(EXP([.M$2]*([.A155]-[.M$1]))+1)" office:value-type="float" office:value="0.000000000278946754583842" calcext:value-type="float">
            <text:p>2.78946754583842E-10</text:p>
          </table:table-cell>
          <table:table-cell table:number-columns-repeated="11"/>
        </table:table-row>
        <table:table-row table:style-name="ro1">
          <table:table-cell table:formula="of:=[.A155]+0.01" office:value-type="float" office:value="0.550000000000001" calcext:value-type="float">
            <text:p>0.55</text:p>
          </table:table-cell>
          <table:table-cell table:formula="of:=1-EXP([.M$2]*([.A156]-[.M$1]))/(EXP([.M$2]*([.A156]-[.M$1]))+1)" office:value-type="float" office:value="0.000000000169189773302492" calcext:value-type="float">
            <text:p>1.69189773302492E-10</text:p>
          </table:table-cell>
          <table:table-cell table:number-columns-repeated="11"/>
        </table:table-row>
        <table:table-row table:style-name="ro1">
          <table:table-cell table:formula="of:=[.A156]+0.01" office:value-type="float" office:value="0.560000000000001" calcext:value-type="float">
            <text:p>0.56</text:p>
          </table:table-cell>
          <table:table-cell table:formula="of:=1-EXP([.M$2]*([.A157]-[.M$1]))/(EXP([.M$2]*([.A157]-[.M$1]))+1)" office:value-type="float" office:value="0.000000000102618802344523" calcext:value-type="float">
            <text:p>1.02618802344523E-10</text:p>
          </table:table-cell>
          <table:table-cell table:number-columns-repeated="11"/>
        </table:table-row>
        <table:table-row table:style-name="ro1">
          <table:table-cell table:formula="of:=[.A157]+0.01" office:value-type="float" office:value="0.570000000000001" calcext:value-type="float">
            <text:p>0.57</text:p>
          </table:table-cell>
          <table:table-cell table:formula="of:=1-EXP([.M$2]*([.A158]-[.M$1]))/(EXP([.M$2]*([.A158]-[.M$1]))+1)" office:value-type="float" office:value="0.000000000062241434228838" calcext:value-type="float">
            <text:p>6.2241434228838E-11</text:p>
          </table:table-cell>
          <table:table-cell table:number-columns-repeated="11"/>
        </table:table-row>
        <table:table-row table:style-name="ro1">
          <table:table-cell table:formula="of:=[.A158]+0.01" office:value-type="float" office:value="0.580000000000001" calcext:value-type="float">
            <text:p>0.58</text:p>
          </table:table-cell>
          <table:table-cell table:formula="of:=1-EXP([.M$2]*([.A159]-[.M$1]))/(EXP([.M$2]*([.A159]-[.M$1]))+1)" office:value-type="float" office:value="0.0000000000377513575955391" calcext:value-type="float">
            <text:p>3.77513575955391E-11</text:p>
          </table:table-cell>
          <table:table-cell table:number-columns-repeated="11"/>
        </table:table-row>
        <table:table-row table:style-name="ro1">
          <table:table-cell table:formula="of:=[.A159]+0.01" office:value-type="float" office:value="0.590000000000001" calcext:value-type="float">
            <text:p>0.59</text:p>
          </table:table-cell>
          <table:table-cell table:formula="of:=1-EXP([.M$2]*([.A160]-[.M$1]))/(EXP([.M$2]*([.A160]-[.M$1]))+1)" office:value-type="float" office:value="0.0000000000228973506821717" calcext:value-type="float">
            <text:p>2.28973506821717E-11</text:p>
          </table:table-cell>
          <table:table-cell table:number-columns-repeated="11"/>
        </table:table-row>
        <table:table-row table:style-name="ro1">
          <table:table-cell table:formula="of:=[.A160]+0.01" office:value-type="float" office:value="0.600000000000001" calcext:value-type="float">
            <text:p>0.6</text:p>
          </table:table-cell>
          <table:table-cell table:formula="of:=1-EXP([.M$2]*([.A161]-[.M$1]))/(EXP([.M$2]*([.A161]-[.M$1]))+1)" office:value-type="float" office:value="0.0000000000138878908373385" calcext:value-type="float">
            <text:p>1.38878908373385E-11</text:p>
          </table:table-cell>
          <table:table-cell table:number-columns-repeated="11"/>
        </table:table-row>
        <table:table-row table:style-name="ro1">
          <table:table-cell table:formula="of:=[.A161]+0.01" office:value-type="float" office:value="0.610000000000001" calcext:value-type="float">
            <text:p>0.61</text:p>
          </table:table-cell>
          <table:table-cell table:formula="of:=1-EXP([.M$2]*([.A162]-[.M$1]))/(EXP([.M$2]*([.A162]-[.M$1]))+1)" office:value-type="float" office:value="0.00000000000842348413243599" calcext:value-type="float">
            <text:p>8.42348413243599E-12</text:p>
          </table:table-cell>
          <table:table-cell table:number-columns-repeated="11"/>
        </table:table-row>
        <table:table-row table:style-name="ro1">
          <table:table-cell table:formula="of:=[.A162]+0.01" office:value-type="float" office:value="0.620000000000001" calcext:value-type="float">
            <text:p>0.62</text:p>
          </table:table-cell>
          <table:table-cell table:formula="of:=1-EXP([.M$2]*([.A163]-[.M$1]))/(EXP([.M$2]*([.A163]-[.M$1]))+1)" office:value-type="float" office:value="0.00000000000510913533702251" calcext:value-type="float">
            <text:p>5.10913533702251E-12</text:p>
          </table:table-cell>
          <table:table-cell table:number-columns-repeated="11"/>
        </table:table-row>
        <table:table-row table:style-name="ro1">
          <table:table-cell table:formula="of:=[.A163]+0.01" office:value-type="float" office:value="0.630000000000001" calcext:value-type="float">
            <text:p>0.63</text:p>
          </table:table-cell>
          <table:table-cell table:formula="of:=1-EXP([.M$2]*([.A164]-[.M$1]))/(EXP([.M$2]*([.A164]-[.M$1]))+1)" office:value-type="float" office:value="0.00000000000309885450633374" calcext:value-type="float">
            <text:p>3.09885450633374E-12</text:p>
          </table:table-cell>
          <table:table-cell table:number-columns-repeated="11"/>
        </table:table-row>
        <table:table-row table:style-name="ro1">
          <table:table-cell table:formula="of:=[.A164]+0.01" office:value-type="float" office:value="0.640000000000001" calcext:value-type="float">
            <text:p>0.64</text:p>
          </table:table-cell>
          <table:table-cell table:formula="of:=1-EXP([.M$2]*([.A165]-[.M$1]))/(EXP([.M$2]*([.A165]-[.M$1]))+1)" office:value-type="float" office:value="0.00000000000187949655838793" calcext:value-type="float">
            <text:p>1.87949655838793E-12</text:p>
          </table:table-cell>
          <table:table-cell table:number-columns-repeated="11"/>
        </table:table-row>
        <table:table-row table:style-name="ro1">
          <table:table-cell table:formula="of:=[.A165]+0.01" office:value-type="float" office:value="0.650000000000001" calcext:value-type="float">
            <text:p>0.65</text:p>
          </table:table-cell>
          <table:table-cell table:formula="of:=1-EXP([.M$2]*([.A166]-[.M$1]))/(EXP([.M$2]*([.A166]-[.M$1]))+1)" office:value-type="float" office:value="0.00000000000113997700168511" calcext:value-type="float">
            <text:p>1.13997700168511E-12</text:p>
          </table:table-cell>
          <table:table-cell table:number-columns-repeated="11"/>
        </table:table-row>
        <table:table-row table:style-name="ro1">
          <table:table-cell table:formula="of:=[.A166]+0.01" office:value-type="float" office:value="0.660000000000001" calcext:value-type="float">
            <text:p>0.66</text:p>
          </table:table-cell>
          <table:table-cell table:formula="of:=1-EXP([.M$2]*([.A167]-[.M$1]))/(EXP([.M$2]*([.A167]-[.M$1]))+1)" office:value-type="float" office:value="0.000000000000691446899736548" calcext:value-type="float">
            <text:p>6.91446899736548E-13</text:p>
          </table:table-cell>
          <table:table-cell table:number-columns-repeated="11"/>
        </table:table-row>
        <table:table-row table:style-name="ro1">
          <table:table-cell table:formula="of:=[.A167]+0.01" office:value-type="float" office:value="0.670000000000001" calcext:value-type="float">
            <text:p>0.67</text:p>
          </table:table-cell>
          <table:table-cell table:formula="of:=1-EXP([.M$2]*([.A168]-[.M$1]))/(EXP([.M$2]*([.A168]-[.M$1]))+1)" office:value-type="float" office:value="0.000000000000419331236400922" calcext:value-type="float">
            <text:p>4.19331236400922E-13</text:p>
          </table:table-cell>
          <table:table-cell table:number-columns-repeated="11"/>
        </table:table-row>
        <table:table-row table:style-name="ro1">
          <table:table-cell table:formula="of:=[.A168]+0.01" office:value-type="float" office:value="0.680000000000001" calcext:value-type="float">
            <text:p>0.68</text:p>
          </table:table-cell>
          <table:table-cell table:formula="of:=1-EXP([.M$2]*([.A169]-[.M$1]))/(EXP([.M$2]*([.A169]-[.M$1]))+1)" office:value-type="float" office:value="0.000000000000254352094941623" calcext:value-type="float">
            <text:p>2.54352094941623E-13</text:p>
          </table:table-cell>
          <table:table-cell table:number-columns-repeated="11"/>
        </table:table-row>
        <table:table-row table:style-name="ro1">
          <table:table-cell table:formula="of:=[.A169]+0.01" office:value-type="float" office:value="0.690000000000001" calcext:value-type="float">
            <text:p>0.69</text:p>
          </table:table-cell>
          <table:table-cell table:formula="of:=1-EXP([.M$2]*([.A170]-[.M$1]))/(EXP([.M$2]*([.A170]-[.M$1]))+1)" office:value-type="float" office:value="0.000000000000154321000422897" calcext:value-type="float">
            <text:p>1.54321000422897E-13</text:p>
          </table:table-cell>
          <table:table-cell table:number-columns-repeated="11"/>
        </table:table-row>
        <table:table-row table:style-name="ro1">
          <table:table-cell table:formula="of:=[.A170]+0.01" office:value-type="float" office:value="0.700000000000001" calcext:value-type="float">
            <text:p>0.7</text:p>
          </table:table-cell>
          <table:table-cell table:formula="of:=1-EXP([.M$2]*([.A171]-[.M$1]))/(EXP([.M$2]*([.A171]-[.M$1]))+1)" office:value-type="float" office:value="0.0000000000000935918009759007" calcext:value-type="float">
            <text:p>9.35918009759007E-14</text:p>
          </table:table-cell>
          <table:table-cell table:number-columns-repeated="11"/>
        </table:table-row>
        <table:table-row table:style-name="ro1">
          <table:table-cell table:formula="of:=[.A171]+0.01" office:value-type="float" office:value="0.710000000000001" calcext:value-type="float">
            <text:p>0.71</text:p>
          </table:table-cell>
          <table:table-cell table:formula="of:=1-EXP([.M$2]*([.A172]-[.M$1]))/(EXP([.M$2]*([.A172]-[.M$1]))+1)" office:value-type="float" office:value="0.0000000000000567323965583455" calcext:value-type="float">
            <text:p>5.67323965583455E-14</text:p>
          </table:table-cell>
          <table:table-cell table:number-columns-repeated="11"/>
        </table:table-row>
        <table:table-row table:style-name="ro1">
          <table:table-cell table:formula="of:=[.A172]+0.01" office:value-type="float" office:value="0.720000000000001" calcext:value-type="float">
            <text:p>0.72</text:p>
          </table:table-cell>
          <table:table-cell table:formula="of:=1-EXP([.M$2]*([.A173]-[.M$1]))/(EXP([.M$2]*([.A173]-[.M$1]))+1)" office:value-type="float" office:value="0.0000000000000344169137633799" calcext:value-type="float">
            <text:p>3.44169137633799E-14</text:p>
          </table:table-cell>
          <table:table-cell table:number-columns-repeated="11"/>
        </table:table-row>
        <table:table-row table:style-name="ro1">
          <table:table-cell table:formula="of:=[.A173]+0.01" office:value-type="float" office:value="0.730000000000001" calcext:value-type="float">
            <text:p>0.73</text:p>
          </table:table-cell>
          <table:table-cell table:formula="of:=1-EXP([.M$2]*([.A174]-[.M$1]))/(EXP([.M$2]*([.A174]-[.M$1]))+1)" office:value-type="float" office:value="0.0000000000000208721928629529" calcext:value-type="float">
            <text:p>2.08721928629529E-14</text:p>
          </table:table-cell>
          <table:table-cell table:number-columns-repeated="11"/>
        </table:table-row>
        <table:table-row table:style-name="ro1">
          <table:table-cell table:formula="of:=[.A174]+0.01" office:value-type="float" office:value="0.740000000000001" calcext:value-type="float">
            <text:p>0.74</text:p>
          </table:table-cell>
          <table:table-cell table:formula="of:=1-EXP([.M$2]*([.A175]-[.M$1]))/(EXP([.M$2]*([.A175]-[.M$1]))+1)" office:value-type="float" office:value="0.0000000000000126565424807268" calcext:value-type="float">
            <text:p>1.26565424807268E-14</text:p>
          </table:table-cell>
          <table:table-cell table:number-columns-repeated="11"/>
        </table:table-row>
        <table:table-row table:style-name="ro1">
          <table:table-cell table:formula="of:=[.A175]+0.01" office:value-type="float" office:value="0.750000000000001" calcext:value-type="float">
            <text:p>0.75</text:p>
          </table:table-cell>
          <table:table-cell table:formula="of:=1-EXP([.M$2]*([.A176]-[.M$1]))/(EXP([.M$2]*([.A176]-[.M$1]))+1)" office:value-type="float" office:value="7.66053886991358E-015" calcext:value-type="float">
            <text:p>7.66053886991358E-15</text:p>
          </table:table-cell>
          <table:table-cell table:number-columns-repeated="11"/>
        </table:table-row>
        <table:table-row table:style-name="ro1">
          <table:table-cell table:formula="of:=[.A176]+0.01" office:value-type="float" office:value="0.760000000000001" calcext:value-type="float">
            <text:p>0.76</text:p>
          </table:table-cell>
          <table:table-cell table:formula="of:=1-EXP([.M$2]*([.A177]-[.M$1]))/(EXP([.M$2]*([.A177]-[.M$1]))+1)" office:value-type="float" office:value="4.66293670342566E-015" calcext:value-type="float">
            <text:p>4.66293670342566E-15</text:p>
          </table:table-cell>
          <table:table-cell table:number-columns-repeated="11"/>
        </table:table-row>
        <table:table-row table:style-name="ro1">
          <table:table-cell table:formula="of:=[.A177]+0.01" office:value-type="float" office:value="0.770000000000001" calcext:value-type="float">
            <text:p>0.77</text:p>
          </table:table-cell>
          <table:table-cell table:formula="of:=1-EXP([.M$2]*([.A178]-[.M$1]))/(EXP([.M$2]*([.A178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78]+0.01" office:value-type="float" office:value="0.780000000000001" calcext:value-type="float">
            <text:p>0.78</text:p>
          </table:table-cell>
          <table:table-cell table:formula="of:=1-EXP([.M$2]*([.A179]-[.M$1]))/(EXP([.M$2]*([.A179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79]+0.01" office:value-type="float" office:value="0.790000000000001" calcext:value-type="float">
            <text:p>0.79</text:p>
          </table:table-cell>
          <table:table-cell table:formula="of:=1-EXP([.M$2]*([.A180]-[.M$1]))/(EXP([.M$2]*([.A180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80]+0.01" office:value-type="float" office:value="0.800000000000001" calcext:value-type="float">
            <text:p>0.8</text:p>
          </table:table-cell>
          <table:table-cell table:formula="of:=1-EXP([.M$2]*([.A181]-[.M$1]))/(EXP([.M$2]*([.A181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81]+0.01" office:value-type="float" office:value="0.810000000000001" calcext:value-type="float">
            <text:p>0.81</text:p>
          </table:table-cell>
          <table:table-cell table:formula="of:=1-EXP([.M$2]*([.A182]-[.M$1]))/(EXP([.M$2]*([.A182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82]+0.01" office:value-type="float" office:value="0.820000000000001" calcext:value-type="float">
            <text:p>0.82</text:p>
          </table:table-cell>
          <table:table-cell table:formula="of:=1-EXP([.M$2]*([.A183]-[.M$1]))/(EXP([.M$2]*([.A183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83]+0.01" office:value-type="float" office:value="0.830000000000001" calcext:value-type="float">
            <text:p>0.83</text:p>
          </table:table-cell>
          <table:table-cell table:formula="of:=1-EXP([.M$2]*([.A184]-[.M$1]))/(EXP([.M$2]*([.A184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84]+0.01" office:value-type="float" office:value="0.840000000000001" calcext:value-type="float">
            <text:p>0.84</text:p>
          </table:table-cell>
          <table:table-cell table:formula="of:=1-EXP([.M$2]*([.A185]-[.M$1]))/(EXP([.M$2]*([.A185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85]+0.01" office:value-type="float" office:value="0.850000000000001" calcext:value-type="float">
            <text:p>0.85</text:p>
          </table:table-cell>
          <table:table-cell table:formula="of:=1-EXP([.M$2]*([.A186]-[.M$1]))/(EXP([.M$2]*([.A186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86]+0.01" office:value-type="float" office:value="0.860000000000001" calcext:value-type="float">
            <text:p>0.86</text:p>
          </table:table-cell>
          <table:table-cell table:formula="of:=1-EXP([.M$2]*([.A187]-[.M$1]))/(EXP([.M$2]*([.A187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87]+0.01" office:value-type="float" office:value="0.870000000000001" calcext:value-type="float">
            <text:p>0.87</text:p>
          </table:table-cell>
          <table:table-cell table:formula="of:=1-EXP([.M$2]*([.A188]-[.M$1]))/(EXP([.M$2]*([.A188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88]+0.01" office:value-type="float" office:value="0.880000000000001" calcext:value-type="float">
            <text:p>0.88</text:p>
          </table:table-cell>
          <table:table-cell table:formula="of:=1-EXP([.M$2]*([.A189]-[.M$1]))/(EXP([.M$2]*([.A189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89]+0.01" office:value-type="float" office:value="0.890000000000001" calcext:value-type="float">
            <text:p>0.89</text:p>
          </table:table-cell>
          <table:table-cell table:formula="of:=1-EXP([.M$2]*([.A190]-[.M$1]))/(EXP([.M$2]*([.A190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90]+0.01" office:value-type="float" office:value="0.900000000000001" calcext:value-type="float">
            <text:p>0.9</text:p>
          </table:table-cell>
          <table:table-cell table:formula="of:=1-EXP([.M$2]*([.A191]-[.M$1]))/(EXP([.M$2]*([.A191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91]+0.01" office:value-type="float" office:value="0.910000000000001" calcext:value-type="float">
            <text:p>0.91</text:p>
          </table:table-cell>
          <table:table-cell table:formula="of:=1-EXP([.M$2]*([.A192]-[.M$1]))/(EXP([.M$2]*([.A192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92]+0.01" office:value-type="float" office:value="0.920000000000001" calcext:value-type="float">
            <text:p>0.92</text:p>
          </table:table-cell>
          <table:table-cell table:formula="of:=1-EXP([.M$2]*([.A193]-[.M$1]))/(EXP([.M$2]*([.A193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93]+0.01" office:value-type="float" office:value="0.930000000000001" calcext:value-type="float">
            <text:p>0.93</text:p>
          </table:table-cell>
          <table:table-cell table:formula="of:=1-EXP([.M$2]*([.A194]-[.M$1]))/(EXP([.M$2]*([.A194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94]+0.01" office:value-type="float" office:value="0.940000000000001" calcext:value-type="float">
            <text:p>0.94</text:p>
          </table:table-cell>
          <table:table-cell table:formula="of:=1-EXP([.M$2]*([.A195]-[.M$1]))/(EXP([.M$2]*([.A195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95]+0.01" office:value-type="float" office:value="0.950000000000001" calcext:value-type="float">
            <text:p>0.95</text:p>
          </table:table-cell>
          <table:table-cell table:formula="of:=1-EXP([.M$2]*([.A196]-[.M$1]))/(EXP([.M$2]*([.A196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96]+0.01" office:value-type="float" office:value="0.960000000000001" calcext:value-type="float">
            <text:p>0.96</text:p>
          </table:table-cell>
          <table:table-cell table:formula="of:=1-EXP([.M$2]*([.A197]-[.M$1]))/(EXP([.M$2]*([.A197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97]+0.01" office:value-type="float" office:value="0.970000000000001" calcext:value-type="float">
            <text:p>0.97</text:p>
          </table:table-cell>
          <table:table-cell table:formula="of:=1-EXP([.M$2]*([.A198]-[.M$1]))/(EXP([.M$2]*([.A198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98]+0.01" office:value-type="float" office:value="0.980000000000001" calcext:value-type="float">
            <text:p>0.98</text:p>
          </table:table-cell>
          <table:table-cell table:formula="of:=1-EXP([.M$2]*([.A199]-[.M$1]))/(EXP([.M$2]*([.A199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99]+0.01" office:value-type="float" office:value="0.990000000000001" calcext:value-type="float">
            <text:p>0.99</text:p>
          </table:table-cell>
          <table:table-cell table:formula="of:=1-EXP([.M$2]*([.A200]-[.M$1]))/(EXP([.M$2]*([.A200]-[.M$1]))+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200]+0.01" office:value-type="float" office:value="1" calcext:value-type="float">
            <text:p>1</text:p>
          </table:table-cell>
          <table:table-cell table:formula="of:=1-EXP([.M$2]*([.A201]-[.M$1]))/(EXP([.M$2]*([.A201]-[.M$1]))+1)"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6:25:19.606148993</meta:creation-date>
    <dc:date>2019-08-09T17:32:26.100826724</dc:date>
    <meta:editing-duration>PT26M35S</meta:editing-duration>
    <meta:editing-cycles>3</meta:editing-cycles>
    <meta:generator>LibreOffice/5.1.6.2$Linux_X86_64 LibreOffice_project/10m0$Build-2</meta:generator>
    <meta:document-statistic meta:table-count="1" meta:cell-count="4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229cm" svg:height="17.235cm" xlink:href=".." xlink:type="simple" chart:class="chart:scatter" chart:style-name="ch1">
        <chart:plot-area chart:style-name="ch2" table:cell-range-address="Sheet1.A1:Sheet1.B201" svg:x="0.444cm" svg:y="0.344cm" svg:width="21.341cm" svg:height="16.547cm">
          <chartooo:coordinate-region svg:x="0.59cm" svg:y="0.543cm" svg:width="21.101cm" svg:height="15.70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01" chart:class="chart:scatter">
            <chart:domain table:cell-range-address="Sheet1.A1:Sheet1.A201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1:Sheet1.A201</svg:desc>
                </draw:g>
              </table:table-cell>
              <table:table-cell office:value-type="float" office:value="1">
                <text:p>1</text:p>
                <draw:g>
                  <svg:desc>Sheet1.B1:Sheet1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999999999999999">
                <text:p>0.9999999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999999999999998">
                <text:p>0.999999999999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999999999999997">
                <text:p>0.999999999999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999999999999995">
                <text:p>0.9999999999999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999999999999992">
                <text:p>0.9999999999999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999999999999987">
                <text:p>0.9999999999999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999999999999979">
                <text:p>0.9999999999999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999999999999966">
                <text:p>0.9999999999999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999999999999943">
                <text:p>0.9999999999999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999999999999906">
                <text:p>0.9999999999999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999999999999846">
                <text:p>0.999999999999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999999999999746">
                <text:p>0.9999999999997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999999999999581">
                <text:p>0.999999999999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999999999999308">
                <text:p>0.999999999999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99999999999886">
                <text:p>0.999999999998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99999999999812">
                <text:p>0.999999999998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99999999996901">
                <text:p>0.9999999999969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99999999994891">
                <text:p>0.9999999999948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99999999991577">
                <text:p>0.9999999999915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99999999986112">
                <text:p>0.999999999986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99999999977103">
                <text:p>0.9999999999771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99999999962249">
                <text:p>0.999999999962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99999999937759">
                <text:p>0.999999999937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99999999897381">
                <text:p>0.999999999897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9999999983081">
                <text:p>0.999999999830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99999999721053">
                <text:p>0.999999999721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99999999540094">
                <text:p>0.9999999995400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99999999241744">
                <text:p>0.9999999992417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99999998749847">
                <text:p>0.9999999987498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99999997938846">
                <text:p>0.9999999979388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99999996601732">
                <text:p>0.9999999966017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99999994397204">
                <text:p>0.9999999943972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9999999076255">
                <text:p>0.999999990762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9999998477002">
                <text:p>0.99999998477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99999974890009">
                <text:p>0.9999999748900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99999958600625">
                <text:p>0.999999958600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99999931743971">
                <text:p>0.9999999317439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99999887464838">
                <text:p>0.999999887464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99999814460898">
                <text:p>0.9999998144608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99999694097773">
                <text:p>0.999999694097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99999495652592">
                <text:p>0.9999994956525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99999168471972">
                <text:p>0.9999991684719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99998629042793">
                <text:p>0.9999986290427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99997739675702">
                <text:p>0.9999977396757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99996273360716">
                <text:p>0.9999962733607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9993855825398">
                <text:p>0.9999938558253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9989870009019">
                <text:p>0.9999898700090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9983298578152">
                <text:p>0.9999832985781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9972464308885">
                <text:p>0.9999724643088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9954602131298">
                <text:p>0.9999546021312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9925153772489">
                <text:p>0.9999251537724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9876605424014">
                <text:p>0.9998766054240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9796573021945">
                <text:p>0.9997965730219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9664649869533">
                <text:p>0.9996646498695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9447221363076">
                <text:p>0.9994472213630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088948805599">
                <text:p>0.9990889488055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8498817743263">
                <text:p>0.9984988177432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7527376843365">
                <text:p>0.9975273768433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5929862284104">
                <text:p>0.995929862284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0.993307149075715">
                <text:p>0.9933071490757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89013057369406">
                <text:p>0.9890130573694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82013790037908">
                <text:p>0.9820137900379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70687769248643">
                <text:p>0.9706877692486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52574126822431">
                <text:p>0.9525741268224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24141819978754">
                <text:p>0.9241418199787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880797077977878">
                <text:p>0.8807970779778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817574476193638">
                <text:p>0.8175744761936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731058578629998">
                <text:p>0.731058578629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622459331201846">
                <text:p>0.6224593312018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499999999999991">
                <text:p>0.499999999999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377540668798137">
                <text:p>0.3775406687981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268941421369988">
                <text:p>0.2689414213699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182425523806351">
                <text:p>0.1824255238063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119202922022114">
                <text:p>0.1192029220221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075858180021241">
                <text:p>0.0758581800212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0474258731775651">
                <text:p>0.04742587317756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0293122307513552">
                <text:p>0.0293122307513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0179862099620909">
                <text:p>0.01798620996209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0109869426305927">
                <text:p>0.01098694263059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00669285092428462">
                <text:p>0.006692850924284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00407013771589593">
                <text:p>0.004070137715895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00247262315663466">
                <text:p>0.002472623156634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0015011822567369">
                <text:p>0.00150118225673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000911051194400603">
                <text:p>0.0009110511944006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000552778636923601">
                <text:p>0.0005527786369236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000335350130466483">
                <text:p>0.0003353501304664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000203426978055199">
                <text:p>0.0002034269780551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000123394575986202">
                <text:p>0.000123394575986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0000748462275106387">
                <text:p>0.00007484622751063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0000453978687023904">
                <text:p>0.00004539786870239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0000275356911145774">
                <text:p>0.00002753569111457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0000167014218480643">
                <text:p>0.00001670142184806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0000101299909808228">
                <text:p>0.00001012999098082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00000614417460220729">
                <text:p>0.000006144174602207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00000372663928416284">
                <text:p>0.000003726639284162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00000226032429795353">
                <text:p>0.000002260324297953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00000137095720686986">
                <text:p>0.000001370957206869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00000083152802765607">
                <text:p>0.000000831528027656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000000504347408170069">
                <text:p>0.0000005043474081700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000000305902226882537">
                <text:p>0.0000003059022268825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000000185539101860144">
                <text:p>0.0000001855391018601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000000112535162077876">
                <text:p>0.0000001125351620778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0000000682560290510281">
                <text:p>0.00000006825602905102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0000000413993754833086">
                <text:p>0.00000004139937548330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0000000251099909753805">
                <text:p>0.00000002510999097538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0000000152299794997646">
                <text:p>0.00000001522997949976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00000000923744958303274">
                <text:p>0.000000009237449583032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00000000560279644901129">
                <text:p>0.000000005602796449011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00000000339826777828733">
                <text:p>0.000000003398267778287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00000000206115358114545">
                <text:p>0.000000002061153581145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00000000125015287011365">
                <text:p>0.000000001250152870113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000000000758256013533298">
                <text:p>0.0000000007582560135332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000000000459905558081175">
                <text:p>0.0000000004599055580811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000000000278946754583842">
                <text:p>0.0000000002789467545838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000000000169189773302492">
                <text:p>0.0000000001691897733024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000000000102618802344523">
                <text:p>0.0000000001026188023445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000000000062241434228838">
                <text:p>0.0000000000622414342288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0000000000377513575955391">
                <text:p>0.00000000003775135759553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0000000000228973506821717">
                <text:p>0.00000000002289735068217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0000000000138878908373385">
                <text:p>0.00000000001388789083733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00000000000842348413243599">
                <text:p>0.000000000008423484132435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00000000000510913533702251">
                <text:p>0.000000000005109135337022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00000000000309885450633374">
                <text:p>0.000000000003098854506333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00000000000187949655838793">
                <text:p>0.000000000001879496558387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00000000000113997700168511">
                <text:p>0.000000000001139977001685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000000000000691446899736548">
                <text:p>0.0000000000006914468997365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000000000000419331236400922">
                <text:p>0.0000000000004193312364009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000000000000254352094941623">
                <text:p>0.0000000000002543520949416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000000000000154321000422897">
                <text:p>0.0000000000001543210004228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0000000000000935918009759007">
                <text:p>0.00000000000009359180097590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0000000000000567323965583455">
                <text:p>0.00000000000005673239655834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0000000000000344169137633799">
                <text:p>0.00000000000003441691376337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0000000000000208721928629529">
                <text:p>0.00000000000002087219286295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0000000000000126565424807268">
                <text:p>0.00000000000001265654248072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7.66053886991358E-015">
                <text:p>7.66053886991358E-0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4.66293670342566E-015">
                <text:p>4.66293670342566E-0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